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092" officeooo:paragraph-rsid="000cf092"/>
    </style:style>
    <style:style style:name="P2" style:family="paragraph" style:parent-style-name="Standard">
      <style:text-properties officeooo:rsid="000d26d1" officeooo:paragraph-rsid="000d26d1"/>
    </style:style>
    <style:style style:name="P3" style:family="paragraph" style:parent-style-name="Standard">
      <style:text-properties officeooo:rsid="000e5091" officeooo:paragraph-rsid="000e5091"/>
    </style:style>
    <style:style style:name="P4" style:family="paragraph" style:parent-style-name="Standard">
      <style:text-properties officeooo:rsid="000fff60" officeooo:paragraph-rsid="000fff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SERT INTO GROUPE3.LESTICKETS (NOSERIE, NOSPEC, DATEREP, NOPLACE, NORANG, DATEEMISSION, NODOSSIER) VALUES(1000, 1 , TO_DATE('2017-03-01 20:30:00', 'YYYY-MM-DD HH24:MI:SS'),1 , 5, TO_DATE('2017-02-01 00:00:00', 'YYYY-MM-DD HH24:MI:SS'), 15);</text:p>
      <text:p text:style-name="P1">INSERT INTO GROUPE3.LESTICKETS (NOSERIE, NOSPEC, DATEREP, NOPLACE, NORANG, DATEEMISSION, NODOSSIER) VALUES(1001, 1 , TO_DATE('2017-03-01 20:30:00', 'YYYY-MM-DD HH24:MI:SS'),2 , 6, TO_DATE('2017-02-01 00:00:00', 'YYYY-MM-DD HH24:MI:SS'), 15);</text:p>
      <text:p text:style-name="P1">INSERT INTO GROUPE3.LESTICKETS (NOSERIE, NOSPEC, DATEREP, NOPLACE, NORANG, DATEEMISSION, NODOSSIER) VALUES(1002, 1 , TO_DATE('2017-03-01 20:30:00', 'YYYY-MM-DD HH24:MI:SS'),3 , 7, TO_DATE('2017-02-01 00:00:00', 'YYYY-MM-DD HH24:MI:SS'), 15);</text:p>
      <text:p text:style-name="P1">INSERT INTO GROUPE3.LESTICKETS (NOSERIE, NOSPEC, DATEREP, NOPLACE, NORANG, DATEEMISSION, NODOSSIER) VALUES(1003, 1 , TO_DATE('2017-03-01 20:30:00', 'YYYY-MM-DD HH24:MI:SS'),4 , 8, TO_DATE('2017-02-01 00:00:00', 'YYYY-MM-DD HH24:MI:SS'), 15);</text:p>
      <text:p text:style-name="P1">INSERT INTO GROUPE3.LESTICKETS (NOSERIE, NOSPEC, DATEREP, NOPLACE, NORANG, DATEEMISSION, NODOSSIER) VALUES(1004, 1 , TO_DATE('2017-03-01 20:30:00', 'YYYY-MM-DD HH24:MI:SS'),5 , 9, TO_DATE('2017-02-01 00:00:00', 'YYYY-MM-DD HH24:MI:SS'), 15);</text:p>
      <text:p text:style-name="P1">INSERT INTO GROUPE3.LESTICKETS (NOSERIE, NOSPEC, DATEREP, NOPLACE, NORANG, DATEEMISSION, NODOSSIER) VALUES(1005, 1 , TO_DATE('2017-03-01 20:30:00', 'YYYY-MM-DD HH24:MI:SS'),6 , 10, TO_DATE('2017-02-01 00:00:00', 'YYYY-MM-DD HH24:MI:SS'), 15);</text:p>
      <text:p text:style-name="P1">INSERT INTO GROUPE3.LESTICKETS (NOSERIE, NOSPEC, DATEREP, NOPLACE, NORANG, DATEEMISSION, NODOSSIER) VALUES(1006, 1 , TO_DATE('2017-03-01 20:30:00', 'YYYY-MM-DD HH24:MI:SS'),7 , 11, TO_DATE('2017-02-01 00:00:00', 'YYYY-MM-DD HH24:MI:SS'), 15);</text:p>
      <text:p text:style-name="P1">INSERT INTO GROUPE3.LESTICKETS (NOSERIE, NOSPEC, DATEREP, NOPLACE, NORANG, DATEEMISSION, NODOSSIER) VALUES(1007, 1 , TO_DATE('2017-03-01 20:30:00', 'YYYY-MM-DD HH24:MI:SS'),8 , 12, TO_DATE('2017-02-01 00:00:00', 'YYYY-MM-DD HH24:MI:SS'), 15);</text:p>
      <text:p text:style-name="P1">INSERT INTO GROUPE3.LESTICKETS (NOSERIE, NOSPEC, DATEREP, NOPLACE, NORANG, DATEEMISSION, NODOSSIER) VALUES(1008, 1 , TO_DATE('2017-03-01 20:30:00', 'YYYY-MM-DD HH24:MI:SS'),9 , 13, TO_DATE('2017-02-01 00:00:00', 'YYYY-MM-DD HH24:MI:SS'), 15);</text:p>
      <text:p text:style-name="P1">INSERT INTO GROUPE3.LESTICKETS (NOSERIE, NOSPEC, DATEREP, NOPLACE, NORANG, DATEEMISSION, NODOSSIER) VALUES(1009, 1 , TO_DATE('2017-03-01 20:30:00', 'YYYY-MM-DD HH24:MI:SS'),10 , 14, TO_DATE('2017-02-01 00:00:00', 'YYYY-MM-DD HH24:MI:SS'), 15);</text:p>
      <text:p text:style-name="P1">INSERT INTO GROUPE3.LESTICKETS (NOSERIE, NOSPEC, DATEREP, NOPLACE, NORANG, DATEEMISSION, NODOSSIER) VALUES(1010, 1 , TO_DATE('2017-03-01 20:30:00', 'YYYY-MM-DD HH24:MI:SS'),11 , 15, TO_DATE('2017-02-01 00:00:00', 'YYYY-MM-DD HH24:MI:SS'), 15);</text:p>
      <text:p text:style-name="P1">INSERT INTO GROUPE3.LESTICKETS (NOSERIE, NOSPEC, DATEREP, NOPLACE, NORANG, DATEEMISSION, NODOSSIER) VALUES(1011, 1 , TO_DATE('2017-03-01 20:30:00', 'YYYY-MM-DD HH24:MI:SS'),12 , 16, TO_DATE('2017-02-01 00:00:00', 'YYYY-MM-DD HH24:MI:SS'), 15);</text:p>
      <text:p text:style-name="P1">INSERT INTO GROUPE3.LESTICKETS (NOSERIE, NOSPEC, DATEREP, NOPLACE, NORANG, DATEEMISSION, NODOSSIER) VALUES(1012, 1 , TO_DATE('2017-03-01 <text:soft-page-break/>20:30:00', 'YYYY-MM-DD HH24:MI:SS'),13 , 17, TO_DATE('2017-02-01 00:00:00', 'YYYY-MM-DD HH24:MI:SS'), 15);</text:p>
      <text:p text:style-name="P1">INSERT INTO GROUPE3.LESTICKETS (NOSERIE, NOSPEC, DATEREP, NOPLACE, NORANG, DATEEMISSION, NODOSSIER) VALUES(1013, 1 , TO_DATE('2017-03-01 20:30:00', 'YYYY-MM-DD HH24:MI:SS'),14 , 18, TO_DATE('2017-02-01 00:00:00', 'YYYY-MM-DD HH24:MI:SS'), 15);</text:p>
      <text:p text:style-name="P1">INSERT INTO GROUPE3.LESTICKETS (NOSERIE, NOSPEC, DATEREP, NOPLACE, NORANG, DATEEMISSION, NODOSSIER) VALUES(1014, 1 , TO_DATE('2017-03-01 20:30:00', 'YYYY-MM-DD HH24:MI:SS'),15 , 19, TO_DATE('2017-02-01 00:00:00', 'YYYY-MM-DD HH24:MI:SS'), 15);</text:p>
      <text:p text:style-name="P1">INSERT INTO GROUPE3.LESTICKETS (NOSERIE, NOSPEC, DATEREP, NOPLACE, NORANG, DATEEMISSION, NODOSSIER) VALUES(1015, 1 , TO_DATE('2017-03-01 20:30:00', 'YYYY-MM-DD HH24:MI:SS'),16 , 20, TO_DATE('2017-02-01 00:00:00', 'YYYY-MM-DD HH24:MI:SS'), 15);</text:p>
      <text:p text:style-name="P1">INSERT INTO GROUPE3.LESTICKETS (NOSERIE, NOSPEC, DATEREP, NOPLACE, NORANG, DATEEMISSION, NODOSSIER) VALUES(1016, 1 , TO_DATE('2017-03-01 20:30:00', 'YYYY-MM-DD HH24:MI:SS'),17 , 21, TO_DATE('2017-02-01 00:00:00', 'YYYY-MM-DD HH24:MI:SS'), 15);</text:p>
      <text:p text:style-name="P1">INSERT INTO GROUPE3.LESTICKETS (NOSERIE, NOSPEC, DATEREP, NOPLACE, NORANG, DATEEMISSION, NODOSSIER) VALUES(1017, 1 , TO_DATE('2017-03-01 20:30:00', 'YYYY-MM-DD HH24:MI:SS'),18 , 22, TO_DATE('2017-02-01 00:00:00', 'YYYY-MM-DD HH24:MI:SS'), 15);</text:p>
      <text:p text:style-name="P1">INSERT INTO GROUPE3.LESTICKETS (NOSERIE, NOSPEC, DATEREP, NOPLACE, NORANG, DATEEMISSION, NODOSSIER) VALUES(1018, 1 , TO_DATE('2017-03-01 20:30:00', 'YYYY-MM-DD HH24:MI:SS'),19 , 23, TO_DATE('2017-02-01 00:00:00', 'YYYY-MM-DD HH24:MI:SS'), 15);</text:p>
      <text:p text:style-name="P1">INSERT INTO GROUPE3.LESTICKETS (NOSERIE, NOSPEC, DATEREP, NOPLACE, NORANG, DATEEMISSION, NODOSSIER) VALUES(1019, 1 , TO_DATE('2017-03-01 20:30:00', 'YYYY-MM-DD HH24:MI:SS'),20 , 24, TO_DATE('2017-02-01 00:00:00', 'YYYY-MM-DD HH24:MI:SS'), 15);</text:p>
      <text:p text:style-name="P1"/>
      <text:p text:style-name="P1">INSERT INTO GROUPE3.LESTICKETS (NOSERIE, NOSPEC, DATEREP, NOPLACE, NORANG, DATEEMISSION, NODOSSIER) VALUES(1020, 1 , TO_DATE('2017-03-01 20:30:00', 'YYYY-MM-DD HH24:MI:SS'),1 , 5, TO_DATE('2017-02-01 00:00:00', 'YYYY-MM-DD HH24:MI:SS'), 15);</text:p>
      <text:p text:style-name="P1">INSERT INTO GROUPE3.LESTICKETS (NOSERIE, NOSPEC, DATEREP, NOPLACE, NORANG, DATEEMISSION, NODOSSIER) VALUES(1021, 1 , TO_DATE('2017-03-01 20:30:00', 'YYYY-MM-DD HH24:MI:SS'),2 , 6, TO_DATE('2017-02-01 00:00:00', 'YYYY-MM-DD HH24:MI:SS'), 15);</text:p>
      <text:p text:style-name="P1">INSERT INTO GROUPE3.LESTICKETS (NOSERIE, NOSPEC, DATEREP, NOPLACE, NORANG, DATEEMISSION, NODOSSIER) VALUES(1022, 1 , TO_DATE('2017-03-01 20:30:00', 'YYYY-MM-DD HH24:MI:SS'),3 , 7, TO_DATE('2017-02-01 00:00:00', 'YYYY-MM-DD HH24:MI:SS'), 15);</text:p>
      <text:p text:style-name="P1">INSERT INTO GROUPE3.LESTICKETS (NOSERIE, NOSPEC, DATEREP, NOPLACE, NORANG, DATEEMISSION, NODOSSIER) VALUES(1023, 1 , TO_DATE('2017-03-01 20:30:00', 'YYYY-MM-DD HH24:MI:SS'),4 , 8, TO_DATE('2017-02-01 00:00:00', 'YYYY-MM-DD HH24:MI:SS'), 15);</text:p>
      <text:p text:style-name="P1">INSERT INTO GROUPE3.LESTICKETS (NOSERIE, NOSPEC, DATEREP, NOPLACE, NORANG, DATEEMISSION, NODOSSIER) VALUES(1024, 1 , TO_DATE('2017-03-01 20:30:00', 'YYYY-MM-DD HH24:MI:SS'),5 , 9, TO_DATE('2017-02-01 00:00:00', 'YYYY-MM-DD HH24:MI:SS'), 15);</text:p>
      <text:p text:style-name="P1"><text:soft-page-break/>INSERT INTO GROUPE3.LESTICKETS (NOSERIE, NOSPEC, DATEREP, NOPLACE, NORANG, DATEEMISSION, NODOSSIER) VALUES(1025, 1 , TO_DATE('2017-03-01 20:30:00', 'YYYY-MM-DD HH24:MI:SS'),6 , 10, TO_DATE('2017-02-01 00:00:00', 'YYYY-MM-DD HH24:MI:SS'), 15);</text:p>
      <text:p text:style-name="P1">INSERT INTO GROUPE3.LESTICKETS (NOSERIE, NOSPEC, DATEREP, NOPLACE, NORANG, DATEEMISSION, NODOSSIER) VALUES(1026, 1 , TO_DATE('2017-03-01 20:30:00', 'YYYY-MM-DD HH24:MI:SS'),7 , 11, TO_DATE('2017-02-01 00:00:00', 'YYYY-MM-DD HH24:MI:SS'), 15);</text:p>
      <text:p text:style-name="P1">INSERT INTO GROUPE3.LESTICKETS (NOSERIE, NOSPEC, DATEREP, NOPLACE, NORANG, DATEEMISSION, NODOSSIER) VALUES(1027, 1 , TO_DATE('2017-03-01 20:30:00', 'YYYY-MM-DD HH24:MI:SS'),8 , 12, TO_DATE('2017-02-01 00:00:00', 'YYYY-MM-DD HH24:MI:SS'), 15);</text:p>
      <text:p text:style-name="P1">INSERT INTO GROUPE3.LESTICKETS (NOSERIE, NOSPEC, DATEREP, NOPLACE, NORANG, DATEEMISSION, NODOSSIER) VALUES(1028, 1 , TO_DATE('2017-03-01 20:30:00', 'YYYY-MM-DD HH24:MI:SS'),9 , 13, TO_DATE('2017-02-01 00:00:00', 'YYYY-MM-DD HH24:MI:SS'), 15);</text:p>
      <text:p text:style-name="P1">INSERT INTO GROUPE3.LESTICKETS (NOSERIE, NOSPEC, DATEREP, NOPLACE, NORANG, DATEEMISSION, NODOSSIER) VALUES(1029, 1 , TO_DATE('2017-03-01 20:30:00', 'YYYY-MM-DD HH24:MI:SS'),10 , 14, TO_DATE('2017-02-01 00:00:00', 'YYYY-MM-DD HH24:MI:SS'), 15);</text:p>
      <text:p text:style-name="P1">INSERT INTO GROUPE3.LESTICKETS (NOSERIE, NOSPEC, DATEREP, NOPLACE, NORANG, DATEEMISSION, NODOSSIER) VALUES(1030, 1 , TO_DATE('2017-03-01 20:30:00', 'YYYY-MM-DD HH24:MI:SS'),11 , 15, TO_DATE('2017-02-01 00:00:00', 'YYYY-MM-DD HH24:MI:SS'), 15);</text:p>
      <text:p text:style-name="P1">INSERT INTO GROUPE3.LESTICKETS (NOSERIE, NOSPEC, DATEREP, NOPLACE, NORANG, DATEEMISSION, NODOSSIER) VALUES(1031, 1 , TO_DATE('2017-03-01 20:30:00', 'YYYY-MM-DD HH24:MI:SS'),12 , 16, TO_DATE('2017-02-01 00:00:00', 'YYYY-MM-DD HH24:MI:SS'), 15);</text:p>
      <text:p text:style-name="P1">INSERT INTO GROUPE3.LESTICKETS (NOSERIE, NOSPEC, DATEREP, NOPLACE, NORANG, DATEEMISSION, NODOSSIER) VALUES(1032, 1 , TO_DATE('2017-03-01 20:30:00', 'YYYY-MM-DD HH24:MI:SS'),13 , 17, TO_DATE('2017-02-01 00:00:00', 'YYYY-MM-DD HH24:MI:SS'), 15);</text:p>
      <text:p text:style-name="P1">INSERT INTO GROUPE3.LESTICKETS (NOSERIE, NOSPEC, DATEREP, NOPLACE, NORANG, DATEEMISSION, NODOSSIER) VALUES(1033, 1 , TO_DATE('2017-03-01 20:30:00', 'YYYY-MM-DD HH24:MI:SS'),14 , 18, TO_DATE('2017-02-01 00:00:00', 'YYYY-MM-DD HH24:MI:SS'), 15);</text:p>
      <text:p text:style-name="P1">INSERT INTO GROUPE3.LESTICKETS (NOSERIE, NOSPEC, DATEREP, NOPLACE, NORANG, DATEEMISSION, NODOSSIER) VALUES(1034, 1 , TO_DATE('2017-03-01 20:30:00', 'YYYY-MM-DD HH24:MI:SS'),15 , 19, TO_DATE('2017-02-01 00:00:00', 'YYYY-MM-DD HH24:MI:SS'), 15);</text:p>
      <text:p text:style-name="P1">INSERT INTO GROUPE3.LESTICKETS (NOSERIE, NOSPEC, DATEREP, NOPLACE, NORANG, DATEEMISSION, NODOSSIER) VALUES(1035, 1 , TO_DATE('2017-03-01 20:30:00', 'YYYY-MM-DD HH24:MI:SS'),16 , 20, TO_DATE('2017-02-01 00:00:00', 'YYYY-MM-DD HH24:MI:SS'), 15);</text:p>
      <text:p text:style-name="P1">INSERT INTO GROUPE3.LESTICKETS (NOSERIE, NOSPEC, DATEREP, NOPLACE, NORANG, DATEEMISSION, NODOSSIER) VALUES(1036, 1 , TO_DATE('2017-03-01 20:30:00', 'YYYY-MM-DD HH24:MI:SS'),17 , 21, TO_DATE('2017-02-01 00:00:00', 'YYYY-MM-DD HH24:MI:SS'), 15);</text:p>
      <text:p text:style-name="P1">INSERT INTO GROUPE3.LESTICKETS (NOSERIE, NOSPEC, DATEREP, NOPLACE, NORANG, DATEEMISSION, NODOSSIER) VALUES(1037, 1 , TO_DATE('2017-03-01 20:30:00', 'YYYY-MM-DD HH24:MI:SS'),18 , 22, TO_DATE('2017-02-01 00:00:00', 'YYYY-MM-DD HH24:MI:SS'), 15);</text:p>
      <text:p text:style-name="P1"><text:soft-page-break/>INSERT INTO GROUPE3.LESTICKETS (NOSERIE, NOSPEC, DATEREP, NOPLACE, NORANG, DATEEMISSION, NODOSSIER) VALUES(1038, 1 , TO_DATE('2017-03-01 20:30:00', 'YYYY-MM-DD HH24:MI:SS'),19 , 23, TO_DATE('2017-02-01 00:00:00', 'YYYY-MM-DD HH24:MI:SS'), 15);</text:p>
      <text:p text:style-name="P1">INSERT INTO GROUPE3.LESTICKETS (NOSERIE, NOSPEC, DATEREP, NOPLACE, NORANG, DATEEMISSION, NODOSSIER) VALUES(1039, 1 , TO_DATE('2017-03-01 20:30:00', 'YYYY-MM-DD HH24:MI:SS'),20 , 24, TO_DATE('2017-02-01 00:00:00', 'YYYY-MM-DD HH24:MI:SS'), 15);</text:p>
      <text:p text:style-name="P1">INSERT INTO GROUPE3.LESTICKETS (NOSERIE, NOSPEC, DATEREP, NOPLACE, NORANG, DATEEMISSION, NODOSSIER) VALUES(1040, 1 , TO_DATE('2017-03-01 20:30:00', 'YYYY-MM-DD HH24:MI:SS'),1 , 5, TO_DATE('2017-02-01 00:00:00', 'YYYY-MM-DD HH24:MI:SS'), 15);</text:p>
      <text:p text:style-name="P1">INSERT INTO GROUPE3.LESTICKETS (NOSERIE, NOSPEC, DATEREP, NOPLACE, NORANG, DATEEMISSION, NODOSSIER) VALUES(1041, 1 , TO_DATE('2017-03-01 20:30:00', 'YYYY-MM-DD HH24:MI:SS'),2 , 6, TO_DATE('2017-02-01 00:00:00', 'YYYY-MM-DD HH24:MI:SS'), 15);</text:p>
      <text:p text:style-name="P1">INSERT INTO GROUPE3.LESTICKETS (NOSERIE, NOSPEC, DATEREP, NOPLACE, NORANG, DATEEMISSION, NODOSSIER) VALUES(1042, 1 , TO_DATE('2017-03-01 20:30:00', 'YYYY-MM-DD HH24:MI:SS'),3 , 7, TO_DATE('2017-02-01 00:00:00', 'YYYY-MM-DD HH24:MI:SS'), 15);</text:p>
      <text:p text:style-name="P1">INSERT INTO GROUPE3.LESTICKETS (NOSERIE, NOSPEC, DATEREP, NOPLACE, NORANG, DATEEMISSION, NODOSSIER) VALUES(1043, 1 , TO_DATE('2017-03-01 20:30:00', 'YYYY-MM-DD HH24:MI:SS'),4 , 8, TO_DATE('2017-02-01 00:00:00', 'YYYY-MM-DD HH24:MI:SS'), 15);</text:p>
      <text:p text:style-name="P1">INSERT INTO GROUPE3.LESTICKETS (NOSERIE, NOSPEC, DATEREP, NOPLACE, NORANG, DATEEMISSION, NODOSSIER) VALUES(1044, 1 , TO_DATE('2017-03-01 20:30:00', 'YYYY-MM-DD HH24:MI:SS'),5 , 9, TO_DATE('2017-02-01 00:00:00', 'YYYY-MM-DD HH24:MI:SS'), 15);</text:p>
      <text:p text:style-name="P1">INSERT INTO GROUPE3.LESTICKETS (NOSERIE, NOSPEC, DATEREP, NOPLACE, NORANG, DATEEMISSION, NODOSSIER) VALUES(1045, 1 , TO_DATE('2017-03-01 20:30:00', 'YYYY-MM-DD HH24:MI:SS'),6 , 10, TO_DATE('2017-02-01 00:00:00', 'YYYY-MM-DD HH24:MI:SS'), 15);</text:p>
      <text:p text:style-name="P1">INSERT INTO GROUPE3.LESTICKETS (NOSERIE, NOSPEC, DATEREP, NOPLACE, NORANG, DATEEMISSION, NODOSSIER) VALUES(1046, 1 , TO_DATE('2017-03-01 20:30:00', 'YYYY-MM-DD HH24:MI:SS'),7 , 11, TO_DATE('2017-02-01 00:00:00', 'YYYY-MM-DD HH24:MI:SS'), 15);</text:p>
      <text:p text:style-name="P1">INSERT INTO GROUPE3.LESTICKETS (NOSERIE, NOSPEC, DATEREP, NOPLACE, NORANG, DATEEMISSION, NODOSSIER) VALUES(1047, 1 , TO_DATE('2017-03-01 20:30:00', 'YYYY-MM-DD HH24:MI:SS'),8 , 12, TO_DATE('2017-02-01 00:00:00', 'YYYY-MM-DD HH24:MI:SS'), 15);</text:p>
      <text:p text:style-name="P1">INSERT INTO GROUPE3.LESTICKETS (NOSERIE, NOSPEC, DATEREP, NOPLACE, NORANG, DATEEMISSION, NODOSSIER) VALUES(1048, 1 , TO_DATE('2017-03-01 20:30:00', 'YYYY-MM-DD HH24:MI:SS'),9 , 13, TO_DATE('2017-02-01 00:00:00', 'YYYY-MM-DD HH24:MI:SS'), 15);</text:p>
      <text:p text:style-name="P1">INSERT INTO GROUPE3.LESTICKETS (NOSERIE, NOSPEC, DATEREP, NOPLACE, NORANG, DATEEMISSION, NODOSSIER) VALUES(1049, 1 , TO_DATE('2017-03-01 20:30:00', 'YYYY-MM-DD HH24:MI:SS'),10 , 14, TO_DATE('2017-02-01 00:00:00', 'YYYY-MM-DD HH24:MI:SS'), 15);</text:p>
      <text:p text:style-name="P1">INSERT INTO GROUPE3.LESTICKETS (NOSERIE, NOSPEC, DATEREP, NOPLACE, NORANG, DATEEMISSION, NODOSSIER) VALUES(1050, 1 , TO_DATE('2017-03-01 20:30:00', 'YYYY-MM-DD HH24:MI:SS'),11 , 15, TO_DATE('2017-02-01 00:00:00', 'YYYY-MM-DD HH24:MI:SS'), 15);</text:p>
      <text:p text:style-name="P1"><text:soft-page-break/>INSERT INTO GROUPE3.LESTICKETS (NOSERIE, NOSPEC, DATEREP, NOPLACE, NORANG, DATEEMISSION, NODOSSIER) VALUES(1051, 1 , TO_DATE('2017-03-01 20:30:00', 'YYYY-MM-DD HH24:MI:SS'),12 , 16, TO_DATE('2017-02-01 00:00:00', 'YYYY-MM-DD HH24:MI:SS'), 15);</text:p>
      <text:p text:style-name="P1">INSERT INTO GROUPE3.LESTICKETS (NOSERIE, NOSPEC, DATEREP, NOPLACE, NORANG, DATEEMISSION, NODOSSIER) VALUES(1052, 1 , TO_DATE('2017-03-01 20:30:00', 'YYYY-MM-DD HH24:MI:SS'),13 , 17, TO_DATE('2017-02-01 00:00:00', 'YYYY-MM-DD HH24:MI:SS'), 15);</text:p>
      <text:p text:style-name="P1">INSERT INTO GROUPE3.LESTICKETS (NOSERIE, NOSPEC, DATEREP, NOPLACE, NORANG, DATEEMISSION, NODOSSIER) VALUES(1053, 1 , TO_DATE('2017-03-01 20:30:00', 'YYYY-MM-DD HH24:MI:SS'),14 , 18, TO_DATE('2017-02-01 00:00:00', 'YYYY-MM-DD HH24:MI:SS'), 15);</text:p>
      <text:p text:style-name="P1">INSERT INTO GROUPE3.LESTICKETS (NOSERIE, NOSPEC, DATEREP, NOPLACE, NORANG, DATEEMISSION, NODOSSIER) VALUES(1054, 1 , TO_DATE('2017-03-01 20:30:00', 'YYYY-MM-DD HH24:MI:SS'),15 , 19, TO_DATE('2017-02-01 00:00:00', 'YYYY-MM-DD HH24:MI:SS'), 15);</text:p>
      <text:p text:style-name="P1">INSERT INTO GROUPE3.LESTICKETS (NOSERIE, NOSPEC, DATEREP, NOPLACE, NORANG, DATEEMISSION, NODOSSIER) VALUES(1055, 1 , TO_DATE('2017-03-01 20:30:00', 'YYYY-MM-DD HH24:MI:SS'),16 , 20, TO_DATE('2017-02-01 00:00:00', 'YYYY-MM-DD HH24:MI:SS'), 15);</text:p>
      <text:p text:style-name="P1">INSERT INTO GROUPE3.LESTICKETS (NOSERIE, NOSPEC, DATEREP, NOPLACE, NORANG, DATEEMISSION, NODOSSIER) VALUES(1056, 1 , TO_DATE('2017-03-01 20:30:00', 'YYYY-MM-DD HH24:MI:SS'),17 , 21, TO_DATE('2017-02-01 00:00:00', 'YYYY-MM-DD HH24:MI:SS'), 15);</text:p>
      <text:p text:style-name="P1">INSERT INTO GROUPE3.LESTICKETS (NOSERIE, NOSPEC, DATEREP, NOPLACE, NORANG, DATEEMISSION, NODOSSIER) VALUES(1057, 1 , TO_DATE('2017-03-01 20:30:00', 'YYYY-MM-DD HH24:MI:SS'),18 , 22, TO_DATE('2017-02-01 00:00:00', 'YYYY-MM-DD HH24:MI:SS'), 15);</text:p>
      <text:p text:style-name="P1">INSERT INTO GROUPE3.LESTICKETS (NOSERIE, NOSPEC, DATEREP, NOPLACE, NORANG, DATEEMISSION, NODOSSIER) VALUES(1058, 1 , TO_DATE('2017-03-01 20:30:00', 'YYYY-MM-DD HH24:MI:SS'),19 , 23, TO_DATE('2017-02-01 00:00:00', 'YYYY-MM-DD HH24:MI:SS'), 15);</text:p>
      <text:p text:style-name="P1">INSERT INTO GROUPE3.LESTICKETS (NOSERIE, NOSPEC, DATEREP, NOPLACE, NORANG, DATEEMISSION, NODOSSIER) VALUES(1059, 1 , TO_DATE('2017-03-01 20:30:00', 'YYYY-MM-DD HH24:MI:SS'),20 , 24, TO_DATE('2017-02-01 00:00:00', 'YYYY-MM-DD HH24:MI:SS'), 15);</text:p>
      <text:p text:style-name="P1">INSERT INTO GROUPE3.LESTICKETS (NOSERIE, NOSPEC, DATEREP, NOPLACE, NORANG, DATEEMISSION, NODOSSIER) VALUES(1060, 1 , TO_DATE('2017-03-01 20:30:00', 'YYYY-MM-DD HH24:MI:SS'),1 , 5, TO_DATE('2017-02-01 00:00:00', 'YYYY-MM-DD HH24:MI:SS'), 15);</text:p>
      <text:p text:style-name="P1">INSERT INTO GROUPE3.LESTICKETS (NOSERIE, NOSPEC, DATEREP, NOPLACE, NORANG, DATEEMISSION, NODOSSIER) VALUES(1061, 1 , TO_DATE('2017-03-01 20:30:00', 'YYYY-MM-DD HH24:MI:SS'),2 , 6, TO_DATE('2017-02-01 00:00:00', 'YYYY-MM-DD HH24:MI:SS'), 15);</text:p>
      <text:p text:style-name="P1">INSERT INTO GROUPE3.LESTICKETS (NOSERIE, NOSPEC, DATEREP, NOPLACE, NORANG, DATEEMISSION, NODOSSIER) VALUES(1062, 1 , TO_DATE('2017-03-01 20:30:00', 'YYYY-MM-DD HH24:MI:SS'),3 , 7, TO_DATE('2017-02-01 00:00:00', 'YYYY-MM-DD HH24:MI:SS'), 15);</text:p>
      <text:p text:style-name="P1">INSERT INTO GROUPE3.LESTICKETS (NOSERIE, NOSPEC, DATEREP, NOPLACE, NORANG, DATEEMISSION, NODOSSIER) VALUES(1063, 1 , TO_DATE('2017-03-01 20:30:00', 'YYYY-MM-DD HH24:MI:SS'),4 , 8, TO_DATE('2017-02-01 00:00:00', 'YYYY-MM-DD HH24:MI:SS'), 15);</text:p>
      <text:p text:style-name="P1"><text:soft-page-break/>INSERT INTO GROUPE3.LESTICKETS (NOSERIE, NOSPEC, DATEREP, NOPLACE, NORANG, DATEEMISSION, NODOSSIER) VALUES(1064, 1 , TO_DATE('2017-03-01 20:30:00', 'YYYY-MM-DD HH24:MI:SS'),5 , 9, TO_DATE('2017-02-01 00:00:00', 'YYYY-MM-DD HH24:MI:SS'), 15);</text:p>
      <text:p text:style-name="P1">INSERT INTO GROUPE3.LESTICKETS (NOSERIE, NOSPEC, DATEREP, NOPLACE, NORANG, DATEEMISSION, NODOSSIER) VALUES(1065, 1 , TO_DATE('2017-03-01 20:30:00', 'YYYY-MM-DD HH24:MI:SS'),6 , 10, TO_DATE('2017-02-01 00:00:00', 'YYYY-MM-DD HH24:MI:SS'), 15);</text:p>
      <text:p text:style-name="P1">INSERT INTO GROUPE3.LESTICKETS (NOSERIE, NOSPEC, DATEREP, NOPLACE, NORANG, DATEEMISSION, NODOSSIER) VALUES(1066, 1 , TO_DATE('2017-03-01 20:30:00', 'YYYY-MM-DD HH24:MI:SS'),7 , 11, TO_DATE('2017-02-01 00:00:00', 'YYYY-MM-DD HH24:MI:SS'), 15);</text:p>
      <text:p text:style-name="P1">INSERT INTO GROUPE3.LESTICKETS (NOSERIE, NOSPEC, DATEREP, NOPLACE, NORANG, DATEEMISSION, NODOSSIER) VALUES(1067, 1 , TO_DATE('2017-03-01 20:30:00', 'YYYY-MM-DD HH24:MI:SS'),8 , 12, TO_DATE('2017-02-01 00:00:00', 'YYYY-MM-DD HH24:MI:SS'), 15);</text:p>
      <text:p text:style-name="P1">INSERT INTO GROUPE3.LESTICKETS (NOSERIE, NOSPEC, DATEREP, NOPLACE, NORANG, DATEEMISSION, NODOSSIER) VALUES(1068, 1 , TO_DATE('2017-03-01 20:30:00', 'YYYY-MM-DD HH24:MI:SS'),9 , 13, TO_DATE('2017-02-01 00:00:00', 'YYYY-MM-DD HH24:MI:SS'), 15);</text:p>
      <text:p text:style-name="P1">INSERT INTO GROUPE3.LESTICKETS (NOSERIE, NOSPEC, DATEREP, NOPLACE, NORANG, DATEEMISSION, NODOSSIER) VALUES(1069, 1 , TO_DATE('2017-03-01 20:30:00', 'YYYY-MM-DD HH24:MI:SS'),10 , 14, TO_DATE('2017-02-01 00:00:00', 'YYYY-MM-DD HH24:MI:SS'), 15);</text:p>
      <text:p text:style-name="P1">INSERT INTO GROUPE3.LESTICKETS (NOSERIE, NOSPEC, DATEREP, NOPLACE, NORANG, DATEEMISSION, NODOSSIER) VALUES(1070, 1 , TO_DATE('2017-03-01 20:30:00', 'YYYY-MM-DD HH24:MI:SS'),11 , 15, TO_DATE('2017-02-01 00:00:00', 'YYYY-MM-DD HH24:MI:SS'), 15);</text:p>
      <text:p text:style-name="P1">INSERT INTO GROUPE3.LESTICKETS (NOSERIE, NOSPEC, DATEREP, NOPLACE, NORANG, DATEEMISSION, NODOSSIER) VALUES(1071, 1 , TO_DATE('2017-03-01 20:30:00', 'YYYY-MM-DD HH24:MI:SS'),12 , 16, TO_DATE('2017-02-01 00:00:00', 'YYYY-MM-DD HH24:MI:SS'), 15);</text:p>
      <text:p text:style-name="P1">INSERT INTO GROUPE3.LESTICKETS (NOSERIE, NOSPEC, DATEREP, NOPLACE, NORANG, DATEEMISSION, NODOSSIER) VALUES(1072, 1 , TO_DATE('2017-03-01 20:30:00', 'YYYY-MM-DD HH24:MI:SS'),13 , 17, TO_DATE('2017-02-01 00:00:00', 'YYYY-MM-DD HH24:MI:SS'), 15);</text:p>
      <text:p text:style-name="P1">INSERT INTO GROUPE3.LESTICKETS (NOSERIE, NOSPEC, DATEREP, NOPLACE, NORANG, DATEEMISSION, NODOSSIER) VALUES(1073, 1 , TO_DATE('2017-03-01 20:30:00', 'YYYY-MM-DD HH24:MI:SS'),14 , 18, TO_DATE('2017-02-01 00:00:00', 'YYYY-MM-DD HH24:MI:SS'), 15);</text:p>
      <text:p text:style-name="P1">INSERT INTO GROUPE3.LESTICKETS (NOSERIE, NOSPEC, DATEREP, NOPLACE, NORANG, DATEEMISSION, NODOSSIER) VALUES(1074, 1 , TO_DATE('2017-03-01 20:30:00', 'YYYY-MM-DD HH24:MI:SS'),15 , 19, TO_DATE('2017-02-01 00:00:00', 'YYYY-MM-DD HH24:MI:SS'), 15);</text:p>
      <text:p text:style-name="P1">INSERT INTO GROUPE3.LESTICKETS (NOSERIE, NOSPEC, DATEREP, NOPLACE, NORANG, DATEEMISSION, NODOSSIER) VALUES(1075, 1 , TO_DATE('2017-03-01 20:30:00', 'YYYY-MM-DD HH24:MI:SS'),16 , 20, TO_DATE('2017-02-01 00:00:00', 'YYYY-MM-DD HH24:MI:SS'), 15);</text:p>
      <text:p text:style-name="P1">INSERT INTO GROUPE3.LESTICKETS (NOSERIE, NOSPEC, DATEREP, NOPLACE, NORANG, DATEEMISSION, NODOSSIER) VALUES(1076, 1 , TO_DATE('2017-03-01 20:30:00', 'YYYY-MM-DD HH24:MI:SS'),17 , 21, TO_DATE('2017-02-01 00:00:00', 'YYYY-MM-DD HH24:MI:SS'), 15);</text:p>
      <text:p text:style-name="P1"><text:soft-page-break/></text:p>
      <text:p text:style-name="P1">INSERT INTO GROUPE3.LESTICKETS (NOSERIE, NOSPEC, DATEREP, NOPLACE, NORANG, DATEEMISSION, NODOSSIER) VALUES(1077, 1 , TO_DATE('2017-03-01 20:30:00', 'YYYY-MM-DD HH24:MI:SS'),18 , 22, TO_DATE('2017-02-01 00:00:00', 'YYYY-MM-DD HH24:MI:SS'), 15);</text:p>
      <text:p text:style-name="P1">INSERT INTO GROUPE3.LESTICKETS (NOSERIE, NOSPEC, DATEREP, NOPLACE, NORANG, DATEEMISSION, NODOSSIER) VALUES(1078, 1 , TO_DATE('2017-03-01 20:30:00', 'YYYY-MM-DD HH24:MI:SS'),19 , 23, TO_DATE('2017-02-01 00:00:00', 'YYYY-MM-DD HH24:MI:SS'), 15);</text:p>
      <text:p text:style-name="P1">INSERT INTO GROUPE3.LESTICKETS (NOSERIE, NOSPEC, DATEREP, NOPLACE, NORANG, DATEEMISSION, NODOSSIER) VALUES(1079, 1 , TO_DATE('2017-03-01 20:30:00', 'YYYY-MM-DD HH24:MI:SS'),20 , 24, TO_DATE('2017-02-01 00:00:00', 'YYYY-MM-DD HH24:MI:SS'), 15);</text:p>
      <text:p text:style-name="P1">INSERT INTO GROUPE3.LESTICKETS (NOSERIE, NOSPEC, DATEREP, NOPLACE, NORANG, DATEEMISSION, NODOSSIER) VALUES(1080, 1 , TO_DATE('2017-03-01 20:30:00', 'YYYY-MM-DD HH24:MI:SS'),1 , 5, TO_DATE('2017-02-01 00:00:00', 'YYYY-MM-DD HH24:MI:SS'), 15);</text:p>
      <text:p text:style-name="P1">INSERT INTO GROUPE3.LESTICKETS (NOSERIE, NOSPEC, DATEREP, NOPLACE, NORANG, DATEEMISSION, NODOSSIER) VALUES(1081, 1 , TO_DATE('2017-03-01 20:30:00', 'YYYY-MM-DD HH24:MI:SS'),2 , 6, TO_DATE('2017-02-01 00:00:00', 'YYYY-MM-DD HH24:MI:SS'), 15);</text:p>
      <text:p text:style-name="P1">INSERT INTO GROUPE3.LESTICKETS (NOSERIE, NOSPEC, DATEREP, NOPLACE, NORANG, DATEEMISSION, NODOSSIER) VALUES(1082, 1 , TO_DATE('2017-03-01 20:30:00', 'YYYY-MM-DD HH24:MI:SS'),3 , 7, TO_DATE('2017-02-01 00:00:00', 'YYYY-MM-DD HH24:MI:SS'), 15);</text:p>
      <text:p text:style-name="P1">INSERT INTO GROUPE3.LESTICKETS (NOSERIE, NOSPEC, DATEREP, NOPLACE, NORANG, DATEEMISSION, NODOSSIER) VALUES(1083, 1 , TO_DATE('2017-03-01 20:30:00', 'YYYY-MM-DD HH24:MI:SS'),4 , 8, TO_DATE('2017-02-01 00:00:00', 'YYYY-MM-DD HH24:MI:SS'), 15);</text:p>
      <text:p text:style-name="P1">INSERT INTO GROUPE3.LESTICKETS (NOSERIE, NOSPEC, DATEREP, NOPLACE, NORANG, DATEEMISSION, NODOSSIER) VALUES(1084, 1 , TO_DATE('2017-03-01 20:30:00', 'YYYY-MM-DD HH24:MI:SS'),5 , 9, TO_DATE('2017-02-01 00:00:00', 'YYYY-MM-DD HH24:MI:SS'), 15);</text:p>
      <text:p text:style-name="P1">INSERT INTO GROUPE3.LESTICKETS (NOSERIE, NOSPEC, DATEREP, NOPLACE, NORANG, DATEEMISSION, NODOSSIER) VALUES(1085, 1 , TO_DATE('2017-03-01 20:30:00', 'YYYY-MM-DD HH24:MI:SS'),6 , 10, TO_DATE('2017-02-01 00:00:00', 'YYYY-MM-DD HH24:MI:SS'), 15);</text:p>
      <text:p text:style-name="P1">INSERT INTO GROUPE3.LESTICKETS (NOSERIE, NOSPEC, DATEREP, NOPLACE, NORANG, DATEEMISSION, NODOSSIER) VALUES(1086, 1 , TO_DATE('2017-03-01 20:30:00', 'YYYY-MM-DD HH24:MI:SS'),7 , 11, TO_DATE('2017-02-01 00:00:00', 'YYYY-MM-DD HH24:MI:SS'), 15);</text:p>
      <text:p text:style-name="P1">INSERT INTO GROUPE3.LESTICKETS (NOSERIE, NOSPEC, DATEREP, NOPLACE, NORANG, DATEEMISSION, NODOSSIER) VALUES(1087, 1 , TO_DATE('2017-03-01 20:30:00', 'YYYY-MM-DD HH24:MI:SS'),8 , 12, TO_DATE('2017-02-01 00:00:00', 'YYYY-MM-DD HH24:MI:SS'), 15);</text:p>
      <text:p text:style-name="P1">INSERT INTO GROUPE3.LESTICKETS (NOSERIE, NOSPEC, DATEREP, NOPLACE, NORANG, DATEEMISSION, NODOSSIER) VALUES(1088, 1 , TO_DATE('2017-03-01 20:30:00', 'YYYY-MM-DD HH24:MI:SS'),9 , 13, TO_DATE('2017-02-01 00:00:00', 'YYYY-MM-DD HH24:MI:SS'), 15);</text:p>
      <text:p text:style-name="P1">INSERT INTO GROUPE3.LESTICKETS (NOSERIE, NOSPEC, DATEREP, NOPLACE, NORANG, DATEEMISSION, NODOSSIER) VALUES(1089, 1 , TO_DATE('2017-03-01 <text:soft-page-break/>20:30:00', 'YYYY-MM-DD HH24:MI:SS'),10 , 14, TO_DATE('2017-02-01 00:00:00', 'YYYY-MM-DD HH24:MI:SS'), 15);</text:p>
      <text:p text:style-name="P1">INSERT INTO GROUPE3.LESTICKETS (NOSERIE, NOSPEC, DATEREP, NOPLACE, NORANG, DATEEMISSION, NODOSSIER) VALUES(1090, 1 , TO_DATE('2017-03-01 20:30:00', 'YYYY-MM-DD HH24:MI:SS'),11 , 15, TO_DATE('2017-02-01 00:00:00', 'YYYY-MM-DD HH24:MI:SS'), 15);</text:p>
      <text:p text:style-name="P1">INSERT INTO GROUPE3.LESTICKETS (NOSERIE, NOSPEC, DATEREP, NOPLACE, NORANG, DATEEMISSION, NODOSSIER) VALUES(1091, 1 , TO_DATE('2017-03-01 20:30:00', 'YYYY-MM-DD HH24:MI:SS'),12 , 16, TO_DATE('2017-02-01 00:00:00', 'YYYY-MM-DD HH24:MI:SS'), 15);</text:p>
      <text:p text:style-name="P1">INSERT INTO GROUPE3.LESTICKETS (NOSERIE, NOSPEC, DATEREP, NOPLACE, NORANG, DATEEMISSION, NODOSSIER) VALUES(1092, 1 , TO_DATE('2017-03-01 20:30:00', 'YYYY-MM-DD HH24:MI:SS'),13 , 17, TO_DATE('2017-02-01 00:00:00', 'YYYY-MM-DD HH24:MI:SS'), 15);</text:p>
      <text:p text:style-name="P1">INSERT INTO GROUPE3.LESTICKETS (NOSERIE, NOSPEC, DATEREP, NOPLACE, NORANG, DATEEMISSION, NODOSSIER) VALUES(1093, 1 , TO_DATE('2017-03-01 20:30:00', 'YYYY-MM-DD HH24:MI:SS'),14 , 18, TO_DATE('2017-02-01 00:00:00', 'YYYY-MM-DD HH24:MI:SS'), 15);</text:p>
      <text:p text:style-name="P1">INSERT INTO GROUPE3.LESTICKETS (NOSERIE, NOSPEC, DATEREP, NOPLACE, NORANG, DATEEMISSION, NODOSSIER) VALUES(1094, 1 , TO_DATE('2017-03-01 20:30:00', 'YYYY-MM-DD HH24:MI:SS'),15 , 19, TO_DATE('2017-02-01 00:00:00', 'YYYY-MM-DD HH24:MI:SS'), 15);</text:p>
      <text:p text:style-name="P1">INSERT INTO GROUPE3.LESTICKETS (NOSERIE, NOSPEC, DATEREP, NOPLACE, NORANG, DATEEMISSION, NODOSSIER) VALUES(1095, 1 , TO_DATE('2017-03-01 20:30:00', 'YYYY-MM-DD HH24:MI:SS'),16 , 20, TO_DATE('2017-02-01 00:00:00', 'YYYY-MM-DD HH24:MI:SS'), 15);</text:p>
      <text:p text:style-name="P1">INSERT INTO GROUPE3.LESTICKETS (NOSERIE, NOSPEC, DATEREP, NOPLACE, NORANG, DATEEMISSION, NODOSSIER) VALUES(1096, 1 , TO_DATE('2017-03-01 20:30:00', 'YYYY-MM-DD HH24:MI:SS'),17 , 21, TO_DATE('2017-02-01 00:00:00', 'YYYY-MM-DD HH24:MI:SS'), 15);</text:p>
      <text:p text:style-name="P1">INSERT INTO GROUPE3.LESTICKETS (NOSERIE, NOSPEC, DATEREP, NOPLACE, NORANG, DATEEMISSION, NODOSSIER) VALUES(1097, 1 , TO_DATE('2017-03-01 20:30:00', 'YYYY-MM-DD HH24:MI:SS'),18 , 22, TO_DATE('2017-02-01 00:00:00', 'YYYY-MM-DD HH24:MI:SS'), 15);</text:p>
      <text:p text:style-name="P1">INSERT INTO GROUPE3.LESTICKETS (NOSERIE, NOSPEC, DATEREP, NOPLACE, NORANG, DATEEMISSION, NODOSSIER) VALUES(1098, 1 , TO_DATE('2017-03-01 20:30:00', 'YYYY-MM-DD HH24:MI:SS'),19 , 23, TO_DATE('2017-02-01 00:00:00', 'YYYY-MM-DD HH24:MI:SS'), 15);</text:p>
      <text:p text:style-name="P1">INSERT INTO GROUPE3.LESTICKETS (NOSERIE, NOSPEC, DATEREP, NOPLACE, NORANG, DATEEMISSION, NODOSSIER) VALUES(1099, 1 , TO_DATE('2017-03-01 20:30:00', 'YYYY-MM-DD HH24:MI:SS'),20 , 24, TO_DATE('2017-02-01 00:00:00', 'YYYY-MM-DD HH24:MI:SS'), 15);</text:p>
      <text:p text:style-name="P1"/>
      <text:p text:style-name="P2">INSERT INTO GROUPE3.LESTICKETS (NOSERIE, NOSPEC, DATEREP, NOPLACE, NORANG, DATEEMISSION, NODOSSIER) VALUES(110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101, 1 , TO_DATE('2017-03-01 20:30:00', 'YYYY-MM-DD HH24:MI:SS'),2 , 6, TO_DATE('2017-02-01 00:00:00', 'YYYY-MM-DD HH24:MI:SS'), 15);</text:p>
      <text:p text:style-name="P2"><text:soft-page-break/>INSERT INTO GROUPE3.LESTICKETS (NOSERIE, NOSPEC, DATEREP, NOPLACE, NORANG, DATEEMISSION, NODOSSIER) VALUES(110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10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10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10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10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10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10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10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11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11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11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11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114, 1 , TO_DATE('2017-03-01 20:30:00', 'YYYY-MM-DD HH24:MI:SS'),15 , 19, TO_DATE('2017-02-01 00:00:00', 'YYYY-MM-DD HH24:MI:SS'), 15);</text:p>
      <text:p text:style-name="P2"><text:soft-page-break/>INSERT INTO GROUPE3.LESTICKETS (NOSERIE, NOSPEC, DATEREP, NOPLACE, NORANG, DATEEMISSION, NODOSSIER) VALUES(111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11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11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11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11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12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12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12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12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12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12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12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127, 1 , TO_DATE('2017-03-01 <text:soft-page-break/>20:30:00', 'YYYY-MM-DD HH24:MI:SS'),8 , 12, TO_DATE('2017-02-01 00:00:00', 'YYYY-MM-DD HH24:MI:SS'), 15);</text:p>
      <text:p text:style-name="P2">INSERT INTO GROUPE3.LESTICKETS (NOSERIE, NOSPEC, DATEREP, NOPLACE, NORANG, DATEEMISSION, NODOSSIER) VALUES(112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12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13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13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13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13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13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13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13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13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13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139, 1 , TO_DATE('2017-03-01 20:30:00', 'YYYY-MM-DD HH24:MI:SS'),20 , 24, TO_DATE('2017-02-01 00:00:00', 'YYYY-MM-DD HH24:MI:SS'), 15);</text:p>
      <text:p text:style-name="P2"/>
      <text:p text:style-name="P2"/>
      <text:p text:style-name="P2"><text:soft-page-break/>INSERT INTO GROUPE3.LESTICKETS (NOSERIE, NOSPEC, DATEREP, NOPLACE, NORANG, DATEEMISSION, NODOSSIER) VALUES(114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14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14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14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14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14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14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14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14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14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15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15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152, 1 , TO_DATE('2017-03-01 20:30:00', 'YYYY-MM-DD HH24:MI:SS'),13 , 17, TO_DATE('2017-02-01 00:00:00', 'YYYY-MM-DD HH24:MI:SS'), 15);</text:p>
      <text:p text:style-name="P2"><text:soft-page-break/>INSERT INTO GROUPE3.LESTICKETS (NOSERIE, NOSPEC, DATEREP, NOPLACE, NORANG, DATEEMISSION, NODOSSIER) VALUES(115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15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15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15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15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15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15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16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16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16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16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16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165, 1 , TO_DATE('2017-03-01 <text:soft-page-break/>20:30:00', 'YYYY-MM-DD HH24:MI:SS'),6 , 10, TO_DATE('2017-02-01 00:00:00', 'YYYY-MM-DD HH24:MI:SS'), 15);</text:p>
      <text:p text:style-name="P2">INSERT INTO GROUPE3.LESTICKETS (NOSERIE, NOSPEC, DATEREP, NOPLACE, NORANG, DATEEMISSION, NODOSSIER) VALUES(116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16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16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16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17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17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17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17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17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17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17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17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178, 1 , TO_DATE('2017-03-01 <text:soft-page-break/>20:30:00', 'YYYY-MM-DD HH24:MI:SS'),19 , 23, TO_DATE('2017-02-01 00:00:00', 'YYYY-MM-DD HH24:MI:SS'), 15);</text:p>
      <text:p text:style-name="P2">INSERT INTO GROUPE3.LESTICKETS (NOSERIE, NOSPEC, DATEREP, NOPLACE, NORANG, DATEEMISSION, NODOSSIER) VALUES(117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18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18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18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18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18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18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18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18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18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18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190, 1 , TO_DATE('2017-03-01 20:30:00', 'YYYY-MM-DD HH24:MI:SS'),11 , 15, TO_DATE('2017-02-01 00:00:00', 'YYYY-MM-DD HH24:MI:SS'), 15);</text:p>
      <text:p text:style-name="P2"><text:soft-page-break/>INSERT INTO GROUPE3.LESTICKETS (NOSERIE, NOSPEC, DATEREP, NOPLACE, NORANG, DATEEMISSION, NODOSSIER) VALUES(119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19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19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19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19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19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19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19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19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20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20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20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203, 1 , TO_DATE('2017-03-01 <text:soft-page-break/>20:30:00', 'YYYY-MM-DD HH24:MI:SS'),4 , 8, TO_DATE('2017-02-01 00:00:00', 'YYYY-MM-DD HH24:MI:SS'), 15);</text:p>
      <text:p text:style-name="P2">INSERT INTO GROUPE3.LESTICKETS (NOSERIE, NOSPEC, DATEREP, NOPLACE, NORANG, DATEEMISSION, NODOSSIER) VALUES(120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20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20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20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20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20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21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21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21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21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21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21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216, 1 , TO_DATE('2017-03-01 <text:soft-page-break/>20:30:00', 'YYYY-MM-DD HH24:MI:SS'),17 , 21, TO_DATE('2017-02-01 00:00:00', 'YYYY-MM-DD HH24:MI:SS'), 15);</text:p>
      <text:p text:style-name="P2">INSERT INTO GROUPE3.LESTICKETS (NOSERIE, NOSPEC, DATEREP, NOPLACE, NORANG, DATEEMISSION, NODOSSIER) VALUES(121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21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21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22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22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22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22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22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22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22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22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228, 1 , TO_DATE('2017-03-01 20:30:00', 'YYYY-MM-DD HH24:MI:SS'),9 , 13, TO_DATE('2017-02-01 00:00:00', 'YYYY-MM-DD HH24:MI:SS'), 15);</text:p>
      <text:p text:style-name="P2"><text:soft-page-break/>INSERT INTO GROUPE3.LESTICKETS (NOSERIE, NOSPEC, DATEREP, NOPLACE, NORANG, DATEEMISSION, NODOSSIER) VALUES(122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23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23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23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23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23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23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23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23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23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23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24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241, 1 , TO_DATE('2017-03-01 <text:soft-page-break/>20:30:00', 'YYYY-MM-DD HH24:MI:SS'),2 , 6, TO_DATE('2017-02-01 00:00:00', 'YYYY-MM-DD HH24:MI:SS'), 15);</text:p>
      <text:p text:style-name="P2">INSERT INTO GROUPE3.LESTICKETS (NOSERIE, NOSPEC, DATEREP, NOPLACE, NORANG, DATEEMISSION, NODOSSIER) VALUES(124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24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24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24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24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24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24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24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25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25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25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25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254, 1 , TO_DATE('2017-03-01 <text:soft-page-break/>20:30:00', 'YYYY-MM-DD HH24:MI:SS'),15 , 19, TO_DATE('2017-02-01 00:00:00', 'YYYY-MM-DD HH24:MI:SS'), 15);</text:p>
      <text:p text:style-name="P2">INSERT INTO GROUPE3.LESTICKETS (NOSERIE, NOSPEC, DATEREP, NOPLACE, NORANG, DATEEMISSION, NODOSSIER) VALUES(125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25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25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25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25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26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26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26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26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26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26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266, 1 , TO_DATE('2017-03-01 20:30:00', 'YYYY-MM-DD HH24:MI:SS'),7 , 11, TO_DATE('2017-02-01 00:00:00', 'YYYY-MM-DD HH24:MI:SS'), 15);</text:p>
      <text:p text:style-name="P2"><text:soft-page-break/>INSERT INTO GROUPE3.LESTICKETS (NOSERIE, NOSPEC, DATEREP, NOPLACE, NORANG, DATEEMISSION, NODOSSIER) VALUES(126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26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26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27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27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27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27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27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27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27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27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27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279, 1 , TO_DATE('2017-03-01 20:30:00', 'YYYY-MM-DD HH24:MI:SS'),20 , 24, TO_DATE('2017-02-01 00:00:00', 'YYYY-MM-DD HH24:MI:SS'), 15);</text:p>
      <text:p text:style-name="P2"><text:soft-page-break/></text:p>
      <text:p text:style-name="P2">INSERT INTO GROUPE3.LESTICKETS (NOSERIE, NOSPEC, DATEREP, NOPLACE, NORANG, DATEEMISSION, NODOSSIER) VALUES(128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28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28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28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28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28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28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28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28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28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29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29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292, 1 , TO_DATE('2017-03-01 <text:soft-page-break/>20:30:00', 'YYYY-MM-DD HH24:MI:SS'),13 , 17, TO_DATE('2017-02-01 00:00:00', 'YYYY-MM-DD HH24:MI:SS'), 15);</text:p>
      <text:p text:style-name="P2">INSERT INTO GROUPE3.LESTICKETS (NOSERIE, NOSPEC, DATEREP, NOPLACE, NORANG, DATEEMISSION, NODOSSIER) VALUES(129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29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29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29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29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29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29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30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30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30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30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304, 1 , TO_DATE('2017-03-01 20:30:00', 'YYYY-MM-DD HH24:MI:SS'),5 , 9, TO_DATE('2017-02-01 00:00:00', 'YYYY-MM-DD HH24:MI:SS'), 15);</text:p>
      <text:p text:style-name="P2"><text:soft-page-break/>INSERT INTO GROUPE3.LESTICKETS (NOSERIE, NOSPEC, DATEREP, NOPLACE, NORANG, DATEEMISSION, NODOSSIER) VALUES(130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30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30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30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30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31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31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31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31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31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31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31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317, 1 , TO_DATE('2017-03-01 20:30:00', 'YYYY-MM-DD HH24:MI:SS'),18 , 22, TO_DATE('2017-02-01 00:00:00', 'YYYY-MM-DD HH24:MI:SS'), 15);</text:p>
      <text:p text:style-name="P2"><text:soft-page-break/></text:p>
      <text:p text:style-name="P2"/>
      <text:p text:style-name="P2">INSERT INTO GROUPE3.LESTICKETS (NOSERIE, NOSPEC, DATEREP, NOPLACE, NORANG, DATEEMISSION, NODOSSIER) VALUES(131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319, 1 , TO_DATE('2017-03-01 20:30:00', 'YYYY-MM-DD HH24:MI:SS'),20 , 24, TO_DATE('2017-02-01 00:00:00', 'YYYY-MM-DD HH24:MI:SS'), 15);</text:p>
      <text:p text:style-name="P2"/>
      <text:p text:style-name="P2"/>
      <text:p text:style-name="P2">INSERT INTO GROUPE3.LESTICKETS (NOSERIE, NOSPEC, DATEREP, NOPLACE, NORANG, DATEEMISSION, NODOSSIER) VALUES(132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32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32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32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32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32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32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32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32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329, 1 , TO_DATE('2017-03-01 20:30:00', 'YYYY-MM-DD HH24:MI:SS'),10 , 14, TO_DATE('2017-02-01 00:00:00', 'YYYY-MM-DD HH24:MI:SS'), 15);</text:p>
      <text:p text:style-name="P2"><text:soft-page-break/>INSERT INTO GROUPE3.LESTICKETS (NOSERIE, NOSPEC, DATEREP, NOPLACE, NORANG, DATEEMISSION, NODOSSIER) VALUES(133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33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33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33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33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33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33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33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33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339, 1 , TO_DATE('2017-03-01 20:30:00', 'YYYY-MM-DD HH24:MI:SS'),20 , 24, TO_DATE('2017-02-01 00:00:00', 'YYYY-MM-DD HH24:MI:SS'), 15);</text:p>
      <text:p text:style-name="P2"/>
      <text:p text:style-name="P2"/>
      <text:p text:style-name="P2">INSERT INTO GROUPE3.LESTICKETS (NOSERIE, NOSPEC, DATEREP, NOPLACE, NORANG, DATEEMISSION, NODOSSIER) VALUES(134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34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342, 1 , TO_DATE('2017-03-01 <text:soft-page-break/>20:30:00', 'YYYY-MM-DD HH24:MI:SS'),3 , 7, TO_DATE('2017-02-01 00:00:00', 'YYYY-MM-DD HH24:MI:SS'), 15);</text:p>
      <text:p text:style-name="P2">INSERT INTO GROUPE3.LESTICKETS (NOSERIE, NOSPEC, DATEREP, NOPLACE, NORANG, DATEEMISSION, NODOSSIER) VALUES(134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34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34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34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34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34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34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35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35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35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35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35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355, 1 , TO_DATE('2017-03-01 <text:soft-page-break/>20:30:00', 'YYYY-MM-DD HH24:MI:SS'),16 , 20, TO_DATE('2017-02-01 00:00:00', 'YYYY-MM-DD HH24:MI:SS'), 15);</text:p>
      <text:p text:style-name="P2">INSERT INTO GROUPE3.LESTICKETS (NOSERIE, NOSPEC, DATEREP, NOPLACE, NORANG, DATEEMISSION, NODOSSIER) VALUES(135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35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35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35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36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36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36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36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36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36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36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367, 1 , TO_DATE('2017-03-01 20:30:00', 'YYYY-MM-DD HH24:MI:SS'),8 , 12, TO_DATE('2017-02-01 00:00:00', 'YYYY-MM-DD HH24:MI:SS'), 15);</text:p>
      <text:p text:style-name="P2"><text:soft-page-break/>INSERT INTO GROUPE3.LESTICKETS (NOSERIE, NOSPEC, DATEREP, NOPLACE, NORANG, DATEEMISSION, NODOSSIER) VALUES(136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36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37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37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37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37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37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37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37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37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37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379, 1 , TO_DATE('2017-03-01 20:30:00', 'YYYY-MM-DD HH24:MI:SS'),20 , 24, TO_DATE('2017-02-01 00:00:00', 'YYYY-MM-DD HH24:MI:SS'), 15);</text:p>
      <text:p text:style-name="P2"/>
      <text:p text:style-name="P2"/>
      <text:p text:style-name="P2"/>
      <text:p text:style-name="P2"><text:soft-page-break/>INSERT INTO GROUPE3.LESTICKETS (NOSERIE, NOSPEC, DATEREP, NOPLACE, NORANG, DATEEMISSION, NODOSSIER) VALUES(138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38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38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38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38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38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38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38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38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38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39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39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392, 1 , TO_DATE('2017-03-01 20:30:00', 'YYYY-MM-DD HH24:MI:SS'),13 , 17, TO_DATE('2017-02-01 00:00:00', 'YYYY-MM-DD HH24:MI:SS'), 15);</text:p>
      <text:p text:style-name="P2"><text:soft-page-break/>INSERT INTO GROUPE3.LESTICKETS (NOSERIE, NOSPEC, DATEREP, NOPLACE, NORANG, DATEEMISSION, NODOSSIER) VALUES(139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39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39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39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39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39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399, 1 , TO_DATE('2017-03-01 20:30:00', 'YYYY-MM-DD HH24:MI:SS'),20 , 24, TO_DATE('2017-02-01 00:00:00', 'YYYY-MM-DD HH24:MI:SS'), 15);</text:p>
      <text:p text:style-name="P2"/>
      <text:p text:style-name="P2"/>
      <text:p text:style-name="P2">INSERT INTO GROUPE3.LESTICKETS (NOSERIE, NOSPEC, DATEREP, NOPLACE, NORANG, DATEEMISSION, NODOSSIER) VALUES(140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40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40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40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40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405, 1 , TO_DATE('2017-03-01 <text:soft-page-break/>20:30:00', 'YYYY-MM-DD HH24:MI:SS'),6 , 10, TO_DATE('2017-02-01 00:00:00', 'YYYY-MM-DD HH24:MI:SS'), 15);</text:p>
      <text:p text:style-name="P2">INSERT INTO GROUPE3.LESTICKETS (NOSERIE, NOSPEC, DATEREP, NOPLACE, NORANG, DATEEMISSION, NODOSSIER) VALUES(140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40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40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40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41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41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41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41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41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41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41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41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418, 1 , TO_DATE('2017-03-01 <text:soft-page-break/>20:30:00', 'YYYY-MM-DD HH24:MI:SS'),19 , 23, TO_DATE('2017-02-01 00:00:00', 'YYYY-MM-DD HH24:MI:SS'), 15);</text:p>
      <text:p text:style-name="P2">INSERT INTO GROUPE3.LESTICKETS (NOSERIE, NOSPEC, DATEREP, NOPLACE, NORANG, DATEEMISSION, NODOSSIER) VALUES(1419, 1 , TO_DATE('2017-03-01 20:30:00', 'YYYY-MM-DD HH24:MI:SS'),20 , 24, TO_DATE('2017-02-01 00:00:00', 'YYYY-MM-DD HH24:MI:SS'), 15);</text:p>
      <text:p text:style-name="P2"/>
      <text:p text:style-name="P2"/>
      <text:p text:style-name="P2">INSERT INTO GROUPE3.LESTICKETS (NOSERIE, NOSPEC, DATEREP, NOPLACE, NORANG, DATEEMISSION, NODOSSIER) VALUES(142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42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42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42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42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42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42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42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42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42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430, 1 , TO_DATE('2017-03-01 20:30:00', 'YYYY-MM-DD HH24:MI:SS'),11 , 15, TO_DATE('2017-02-01 00:00:00', 'YYYY-MM-DD HH24:MI:SS'), 15);</text:p>
      <text:p text:style-name="P2"><text:soft-page-break/>INSERT INTO GROUPE3.LESTICKETS (NOSERIE, NOSPEC, DATEREP, NOPLACE, NORANG, DATEEMISSION, NODOSSIER) VALUES(143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43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43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43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43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43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43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43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43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44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44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44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443, 1 , TO_DATE('2017-03-01 <text:soft-page-break/>20:30:00', 'YYYY-MM-DD HH24:MI:SS'),4 , 8, TO_DATE('2017-02-01 00:00:00', 'YYYY-MM-DD HH24:MI:SS'), 15);</text:p>
      <text:p text:style-name="P2">INSERT INTO GROUPE3.LESTICKETS (NOSERIE, NOSPEC, DATEREP, NOPLACE, NORANG, DATEEMISSION, NODOSSIER) VALUES(144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44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44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44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44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44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45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45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45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45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45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45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456, 1 , TO_DATE('2017-03-01 <text:soft-page-break/>20:30:00', 'YYYY-MM-DD HH24:MI:SS'),17 , 21, TO_DATE('2017-02-01 00:00:00', 'YYYY-MM-DD HH24:MI:SS'), 15);</text:p>
      <text:p text:style-name="P2">INSERT INTO GROUPE3.LESTICKETS (NOSERIE, NOSPEC, DATEREP, NOPLACE, NORANG, DATEEMISSION, NODOSSIER) VALUES(145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45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459, 1 , TO_DATE('2017-03-01 20:30:00', 'YYYY-MM-DD HH24:MI:SS'),20 , 24, TO_DATE('2017-02-01 00:00:00', 'YYYY-MM-DD HH24:MI:SS'), 15);</text:p>
      <text:p text:style-name="P2"/>
      <text:p text:style-name="P2"/>
      <text:p text:style-name="P2">INSERT INTO GROUPE3.LESTICKETS (NOSERIE, NOSPEC, DATEREP, NOPLACE, NORANG, DATEEMISSION, NODOSSIER) VALUES(146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46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46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46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46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46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46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46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468, 1 , TO_DATE('2017-03-01 20:30:00', 'YYYY-MM-DD HH24:MI:SS'),9 , 13, TO_DATE('2017-02-01 00:00:00', 'YYYY-MM-DD HH24:MI:SS'), 15);</text:p>
      <text:p text:style-name="P2"><text:soft-page-break/>INSERT INTO GROUPE3.LESTICKETS (NOSERIE, NOSPEC, DATEREP, NOPLACE, NORANG, DATEEMISSION, NODOSSIER) VALUES(146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47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47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47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47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47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47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47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47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47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47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48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481, 1 , TO_DATE('2017-03-01 <text:soft-page-break/>20:30:00', 'YYYY-MM-DD HH24:MI:SS'),2 , 6, TO_DATE('2017-02-01 00:00:00', 'YYYY-MM-DD HH24:MI:SS'), 15);</text:p>
      <text:p text:style-name="P2">INSERT INTO GROUPE3.LESTICKETS (NOSERIE, NOSPEC, DATEREP, NOPLACE, NORANG, DATEEMISSION, NODOSSIER) VALUES(148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48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48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48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486, 1 , TO_DATE('2017-03-01 20:30:00', 'YYYY-MM-DD HH24:MI:SS'),7 , 11, TO_DATE('2017-02-01 00:00:00', 'YYYY-MM-DD HH24:MI:SS'), 15);</text:p>
      <text:p text:style-name="P2">INSERT INTO GROUPE3.LESTICKETS (NOSERIE, NOSPEC, DATEREP, NOPLACE, NORANG, DATEEMISSION, NODOSSIER) VALUES(148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48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48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49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49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49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49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494, 1 , TO_DATE('2017-03-01 <text:soft-page-break/>20:30:00', 'YYYY-MM-DD HH24:MI:SS'),15 , 19, TO_DATE('2017-02-01 00:00:00', 'YYYY-MM-DD HH24:MI:SS'), 15);</text:p>
      <text:p text:style-name="P2">INSERT INTO GROUPE3.LESTICKETS (NOSERIE, NOSPEC, DATEREP, NOPLACE, NORANG, DATEEMISSION, NODOSSIER) VALUES(149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49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49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49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499, 1 , TO_DATE('2017-03-01 20:30:00', 'YYYY-MM-DD HH24:MI:SS'),20 , 24, TO_DATE('2017-02-01 00:00:00', 'YYYY-MM-DD HH24:MI:SS'), 15);</text:p>
      <text:p text:style-name="P2"/>
      <text:p text:style-name="P2">INSERT INTO GROUPE3.LESTICKETS (NOSERIE, NOSPEC, DATEREP, NOPLACE, NORANG, DATEEMISSION, NODOSSIER) VALUES(1500, 1 , TO_DATE('2017-03-01 20:30:00', 'YYYY-MM-DD HH24:MI:SS'),1 , 5, TO_DATE('2017-02-01 00:00:00', 'YYYY-MM-DD HH24:MI:SS'), 15);</text:p>
      <text:p text:style-name="P2">INSERT INTO GROUPE3.LESTICKETS (NOSERIE, NOSPEC, DATEREP, NOPLACE, NORANG, DATEEMISSION, NODOSSIER) VALUES(1501, 1 , TO_DATE('2017-03-01 20:30:00', 'YYYY-MM-DD HH24:MI:SS'),2 , 6, TO_DATE('2017-02-01 00:00:00', 'YYYY-MM-DD HH24:MI:SS'), 15);</text:p>
      <text:p text:style-name="P2">INSERT INTO GROUPE3.LESTICKETS (NOSERIE, NOSPEC, DATEREP, NOPLACE, NORANG, DATEEMISSION, NODOSSIER) VALUES(1502, 1 , TO_DATE('2017-03-01 20:30:00', 'YYYY-MM-DD HH24:MI:SS'),3 , 7, TO_DATE('2017-02-01 00:00:00', 'YYYY-MM-DD HH24:MI:SS'), 15);</text:p>
      <text:p text:style-name="P2">INSERT INTO GROUPE3.LESTICKETS (NOSERIE, NOSPEC, DATEREP, NOPLACE, NORANG, DATEEMISSION, NODOSSIER) VALUES(1503, 1 , TO_DATE('2017-03-01 20:30:00', 'YYYY-MM-DD HH24:MI:SS'),4 , 8, TO_DATE('2017-02-01 00:00:00', 'YYYY-MM-DD HH24:MI:SS'), 15);</text:p>
      <text:p text:style-name="P2">INSERT INTO GROUPE3.LESTICKETS (NOSERIE, NOSPEC, DATEREP, NOPLACE, NORANG, DATEEMISSION, NODOSSIER) VALUES(1504, 1 , TO_DATE('2017-03-01 20:30:00', 'YYYY-MM-DD HH24:MI:SS'),5 , 9, TO_DATE('2017-02-01 00:00:00', 'YYYY-MM-DD HH24:MI:SS'), 15);</text:p>
      <text:p text:style-name="P2">INSERT INTO GROUPE3.LESTICKETS (NOSERIE, NOSPEC, DATEREP, NOPLACE, NORANG, DATEEMISSION, NODOSSIER) VALUES(1505, 1 , TO_DATE('2017-03-01 20:30:00', 'YYYY-MM-DD HH24:MI:SS'),6 , 10, TO_DATE('2017-02-01 00:00:00', 'YYYY-MM-DD HH24:MI:SS'), 15);</text:p>
      <text:p text:style-name="P2">INSERT INTO GROUPE3.LESTICKETS (NOSERIE, NOSPEC, DATEREP, NOPLACE, NORANG, DATEEMISSION, NODOSSIER) VALUES(1506, 1 , TO_DATE('2017-03-01 20:30:00', 'YYYY-MM-DD HH24:MI:SS'),7 , 11, TO_DATE('2017-02-01 00:00:00', 'YYYY-MM-DD HH24:MI:SS'), 15);</text:p>
      <text:p text:style-name="P2"><text:soft-page-break/>INSERT INTO GROUPE3.LESTICKETS (NOSERIE, NOSPEC, DATEREP, NOPLACE, NORANG, DATEEMISSION, NODOSSIER) VALUES(1507, 1 , TO_DATE('2017-03-01 20:30:00', 'YYYY-MM-DD HH24:MI:SS'),8 , 12, TO_DATE('2017-02-01 00:00:00', 'YYYY-MM-DD HH24:MI:SS'), 15);</text:p>
      <text:p text:style-name="P2">INSERT INTO GROUPE3.LESTICKETS (NOSERIE, NOSPEC, DATEREP, NOPLACE, NORANG, DATEEMISSION, NODOSSIER) VALUES(1508, 1 , TO_DATE('2017-03-01 20:30:00', 'YYYY-MM-DD HH24:MI:SS'),9 , 13, TO_DATE('2017-02-01 00:00:00', 'YYYY-MM-DD HH24:MI:SS'), 15);</text:p>
      <text:p text:style-name="P2">INSERT INTO GROUPE3.LESTICKETS (NOSERIE, NOSPEC, DATEREP, NOPLACE, NORANG, DATEEMISSION, NODOSSIER) VALUES(1509, 1 , TO_DATE('2017-03-01 20:30:00', 'YYYY-MM-DD HH24:MI:SS'),10 , 14, TO_DATE('2017-02-01 00:00:00', 'YYYY-MM-DD HH24:MI:SS'), 15);</text:p>
      <text:p text:style-name="P2">INSERT INTO GROUPE3.LESTICKETS (NOSERIE, NOSPEC, DATEREP, NOPLACE, NORANG, DATEEMISSION, NODOSSIER) VALUES(1510, 1 , TO_DATE('2017-03-01 20:30:00', 'YYYY-MM-DD HH24:MI:SS'),11 , 15, TO_DATE('2017-02-01 00:00:00', 'YYYY-MM-DD HH24:MI:SS'), 15);</text:p>
      <text:p text:style-name="P2">INSERT INTO GROUPE3.LESTICKETS (NOSERIE, NOSPEC, DATEREP, NOPLACE, NORANG, DATEEMISSION, NODOSSIER) VALUES(1511, 1 , TO_DATE('2017-03-01 20:30:00', 'YYYY-MM-DD HH24:MI:SS'),12 , 16, TO_DATE('2017-02-01 00:00:00', 'YYYY-MM-DD HH24:MI:SS'), 15);</text:p>
      <text:p text:style-name="P2">INSERT INTO GROUPE3.LESTICKETS (NOSERIE, NOSPEC, DATEREP, NOPLACE, NORANG, DATEEMISSION, NODOSSIER) VALUES(1512, 1 , TO_DATE('2017-03-01 20:30:00', 'YYYY-MM-DD HH24:MI:SS'),13 , 17, TO_DATE('2017-02-01 00:00:00', 'YYYY-MM-DD HH24:MI:SS'), 15);</text:p>
      <text:p text:style-name="P2">INSERT INTO GROUPE3.LESTICKETS (NOSERIE, NOSPEC, DATEREP, NOPLACE, NORANG, DATEEMISSION, NODOSSIER) VALUES(1513, 1 , TO_DATE('2017-03-01 20:30:00', 'YYYY-MM-DD HH24:MI:SS'),14 , 18, TO_DATE('2017-02-01 00:00:00', 'YYYY-MM-DD HH24:MI:SS'), 15);</text:p>
      <text:p text:style-name="P2">INSERT INTO GROUPE3.LESTICKETS (NOSERIE, NOSPEC, DATEREP, NOPLACE, NORANG, DATEEMISSION, NODOSSIER) VALUES(1514, 1 , TO_DATE('2017-03-01 20:30:00', 'YYYY-MM-DD HH24:MI:SS'),15 , 19, TO_DATE('2017-02-01 00:00:00', 'YYYY-MM-DD HH24:MI:SS'), 15);</text:p>
      <text:p text:style-name="P2">INSERT INTO GROUPE3.LESTICKETS (NOSERIE, NOSPEC, DATEREP, NOPLACE, NORANG, DATEEMISSION, NODOSSIER) VALUES(1515, 1 , TO_DATE('2017-03-01 20:30:00', 'YYYY-MM-DD HH24:MI:SS'),16 , 20, TO_DATE('2017-02-01 00:00:00', 'YYYY-MM-DD HH24:MI:SS'), 15);</text:p>
      <text:p text:style-name="P2">INSERT INTO GROUPE3.LESTICKETS (NOSERIE, NOSPEC, DATEREP, NOPLACE, NORANG, DATEEMISSION, NODOSSIER) VALUES(1516, 1 , TO_DATE('2017-03-01 20:30:00', 'YYYY-MM-DD HH24:MI:SS'),17 , 21, TO_DATE('2017-02-01 00:00:00', 'YYYY-MM-DD HH24:MI:SS'), 15);</text:p>
      <text:p text:style-name="P2">INSERT INTO GROUPE3.LESTICKETS (NOSERIE, NOSPEC, DATEREP, NOPLACE, NORANG, DATEEMISSION, NODOSSIER) VALUES(1517, 1 , TO_DATE('2017-03-01 20:30:00', 'YYYY-MM-DD HH24:MI:SS'),18 , 22, TO_DATE('2017-02-01 00:00:00', 'YYYY-MM-DD HH24:MI:SS'), 15);</text:p>
      <text:p text:style-name="P2">INSERT INTO GROUPE3.LESTICKETS (NOSERIE, NOSPEC, DATEREP, NOPLACE, NORANG, DATEEMISSION, NODOSSIER) VALUES(1518, 1 , TO_DATE('2017-03-01 20:30:00', 'YYYY-MM-DD HH24:MI:SS'),19 , 23, TO_DATE('2017-02-01 00:00:00', 'YYYY-MM-DD HH24:MI:SS'), 15);</text:p>
      <text:p text:style-name="P2">INSERT INTO GROUPE3.LESTICKETS (NOSERIE, NOSPEC, DATEREP, NOPLACE, NORANG, DATEEMISSION, NODOSSIER) VALUES(1519, 1 , TO_DATE('2017-03-01 20:30:00', 'YYYY-MM-DD HH24:MI:SS'),20 , 24, TO_DATE('2017-02-01 00:00:00', 'YYYY-MM-DD HH24:MI:SS'), 15);</text:p>
      <text:p text:style-name="P3"><text:soft-page-break/>INSERT INTO GROUPE3.LESTICKETS (NOSERIE, NOSPEC, DATEREP, NOPLACE, NORANG, DATEEMISSION, NODOSSIER) VALUES(152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52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52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52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52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52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52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52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52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52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53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53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532, 1 , TO_DATE('2017-03-01 20:30:00', 'YYYY-MM-DD HH24:MI:SS'),13 , 17, TO_DATE('2017-02-01 00:00:00', 'YYYY-MM-DD HH24:MI:SS'), 15);</text:p>
      <text:p text:style-name="P3"><text:soft-page-break/>INSERT INTO GROUPE3.LESTICKETS (NOSERIE, NOSPEC, DATEREP, NOPLACE, NORANG, DATEEMISSION, NODOSSIER) VALUES(153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53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53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53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53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53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539, 1 , TO_DATE('2017-03-01 20:30:00', 'YYYY-MM-DD HH24:MI:SS'),20 , 24, TO_DATE('2017-02-01 00:00:00', 'YYYY-MM-DD HH24:MI:SS'), 15);</text:p>
      <text:p text:style-name="P3"/>
      <text:p text:style-name="P3">INSERT INTO GROUPE3.LESTICKETS (NOSERIE, NOSPEC, DATEREP, NOPLACE, NORANG, DATEEMISSION, NODOSSIER) VALUES(154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54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54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54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54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545, 1 , TO_DATE('2017-03-01 <text:soft-page-break/>20:30:00', 'YYYY-MM-DD HH24:MI:SS'),6 , 10, TO_DATE('2017-02-01 00:00:00', 'YYYY-MM-DD HH24:MI:SS'), 15);</text:p>
      <text:p text:style-name="P3">INSERT INTO GROUPE3.LESTICKETS (NOSERIE, NOSPEC, DATEREP, NOPLACE, NORANG, DATEEMISSION, NODOSSIER) VALUES(154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54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54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54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55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55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55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55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55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55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55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55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558, 1 , TO_DATE('2017-03-01 <text:soft-page-break/>20:30:00', 'YYYY-MM-DD HH24:MI:SS'),19 , 23, TO_DATE('2017-02-01 00:00:00', 'YYYY-MM-DD HH24:MI:SS'), 15);</text:p>
      <text:p text:style-name="P3">INSERT INTO GROUPE3.LESTICKETS (NOSERIE, NOSPEC, DATEREP, NOPLACE, NORANG, DATEEMISSION, NODOSSIER) VALUES(1559, 1 , TO_DATE('2017-03-01 20:30:00', 'YYYY-MM-DD HH24:MI:SS'),20 , 24, TO_DATE('2017-02-01 00:00:00', 'YYYY-MM-DD HH24:MI:SS'), 15);</text:p>
      <text:p text:style-name="P3"/>
      <text:p text:style-name="P3"/>
      <text:p text:style-name="P3"/>
      <text:p text:style-name="P3">INSERT INTO GROUPE3.LESTICKETS (NOSERIE, NOSPEC, DATEREP, NOPLACE, NORANG, DATEEMISSION, NODOSSIER) VALUES(156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56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56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56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56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56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56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56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56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56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570, 1 , TO_DATE('2017-03-01 <text:soft-page-break/>20:30:00', 'YYYY-MM-DD HH24:MI:SS'),11 , 15, TO_DATE('2017-02-01 00:00:00', 'YYYY-MM-DD HH24:MI:SS'), 15);</text:p>
      <text:p text:style-name="P3">INSERT INTO GROUPE3.LESTICKETS (NOSERIE, NOSPEC, DATEREP, NOPLACE, NORANG, DATEEMISSION, NODOSSIER) VALUES(157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57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57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57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57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57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57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57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579, 1 , TO_DATE('2017-03-01 20:30:00', 'YYYY-MM-DD HH24:MI:SS'),20 , 24, TO_DATE('2017-02-01 00:00:00', 'YYYY-MM-DD HH24:MI:SS'), 15);</text:p>
      <text:p text:style-name="P3"/>
      <text:p text:style-name="P3"/>
      <text:p text:style-name="P3">INSERT INTO GROUPE3.LESTICKETS (NOSERIE, NOSPEC, DATEREP, NOPLACE, NORANG, DATEEMISSION, NODOSSIER) VALUES(158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58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582, 1 , TO_DATE('2017-03-01 20:30:00', 'YYYY-MM-DD HH24:MI:SS'),3 , 7, TO_DATE('2017-02-01 00:00:00', 'YYYY-MM-DD HH24:MI:SS'), 15);</text:p>
      <text:p text:style-name="P3"><text:soft-page-break/>INSERT INTO GROUPE3.LESTICKETS (NOSERIE, NOSPEC, DATEREP, NOPLACE, NORANG, DATEEMISSION, NODOSSIER) VALUES(158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58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58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58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58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58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58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59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59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59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59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59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595, 1 , TO_DATE('2017-03-01 20:30:00', 'YYYY-MM-DD HH24:MI:SS'),16 , 20, TO_DATE('2017-02-01 00:00:00', 'YYYY-MM-DD HH24:MI:SS'), 15);</text:p>
      <text:p text:style-name="P3"><text:soft-page-break/>INSERT INTO GROUPE3.LESTICKETS (NOSERIE, NOSPEC, DATEREP, NOPLACE, NORANG, DATEEMISSION, NODOSSIER) VALUES(159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59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59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599, 1 , TO_DATE('2017-03-01 20:30:00', 'YYYY-MM-DD HH24:MI:SS'),20 , 24, TO_DATE('2017-02-01 00:00:00', 'YYYY-MM-DD HH24:MI:SS'), 15);</text:p>
      <text:p text:style-name="P3"/>
      <text:p text:style-name="P3">INSERT INTO GROUPE3.LESTICKETS (NOSERIE, NOSPEC, DATEREP, NOPLACE, NORANG, DATEEMISSION, NODOSSIER) VALUES(160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60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60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60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60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60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60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60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608, 1 , TO_DATE('2017-03-01 <text:soft-page-break/>20:30:00', 'YYYY-MM-DD HH24:MI:SS'),9 , 13, TO_DATE('2017-02-01 00:00:00', 'YYYY-MM-DD HH24:MI:SS'), 15);</text:p>
      <text:p text:style-name="P3">INSERT INTO GROUPE3.LESTICKETS (NOSERIE, NOSPEC, DATEREP, NOPLACE, NORANG, DATEEMISSION, NODOSSIER) VALUES(160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61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61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61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61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61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61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61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61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61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619, 1 , TO_DATE('2017-03-01 20:30:00', 'YYYY-MM-DD HH24:MI:SS'),20 , 24, TO_DATE('2017-02-01 00:00:00', 'YYYY-MM-DD HH24:MI:SS'), 15);</text:p>
      <text:p text:style-name="P3"/>
      <text:p text:style-name="P3">INSERT INTO GROUPE3.LESTICKETS (NOSERIE, NOSPEC, DATEREP, NOPLACE, NORANG, DATEEMISSION, NODOSSIER) VALUES(1620, 1 , TO_DATE('2017-03-01 20:30:00', 'YYYY-MM-DD HH24:MI:SS'),1 , 5, TO_DATE('2017-02-01 00:00:00', 'YYYY-MM-DD HH24:MI:SS'), 15);</text:p>
      <text:p text:style-name="P3"><text:soft-page-break/>INSERT INTO GROUPE3.LESTICKETS (NOSERIE, NOSPEC, DATEREP, NOPLACE, NORANG, DATEEMISSION, NODOSSIER) VALUES(162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62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62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62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62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62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62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62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62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63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63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63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633, 1 , TO_DATE('2017-03-01 20:30:00', 'YYYY-MM-DD HH24:MI:SS'),14 , 18, TO_DATE('2017-02-01 00:00:00', 'YYYY-MM-DD HH24:MI:SS'), 15);</text:p>
      <text:p text:style-name="P3"><text:soft-page-break/>INSERT INTO GROUPE3.LESTICKETS (NOSERIE, NOSPEC, DATEREP, NOPLACE, NORANG, DATEEMISSION, NODOSSIER) VALUES(163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63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63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63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63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639, 1 , TO_DATE('2017-03-01 20:30:00', 'YYYY-MM-DD HH24:MI:SS'),20 , 24, TO_DATE('2017-02-01 00:00:00', 'YYYY-MM-DD HH24:MI:SS'), 15);</text:p>
      <text:p text:style-name="P3"/>
      <text:p text:style-name="P3"/>
      <text:p text:style-name="P3"/>
      <text:p text:style-name="P3">INSERT INTO GROUPE3.LESTICKETS (NOSERIE, NOSPEC, DATEREP, NOPLACE, NORANG, DATEEMISSION, NODOSSIER) VALUES(164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64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64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64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64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645, 1 , TO_DATE('2017-03-01 20:30:00', 'YYYY-MM-DD HH24:MI:SS'),6 , 10, TO_DATE('2017-02-01 00:00:00', 'YYYY-MM-DD HH24:MI:SS'), 15);</text:p>
      <text:p text:style-name="P3"><text:soft-page-break/>INSERT INTO GROUPE3.LESTICKETS (NOSERIE, NOSPEC, DATEREP, NOPLACE, NORANG, DATEEMISSION, NODOSSIER) VALUES(164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64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64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64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65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65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65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65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65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65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65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65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658, 1 , TO_DATE('2017-03-01 20:30:00', 'YYYY-MM-DD HH24:MI:SS'),19 , 23, TO_DATE('2017-02-01 00:00:00', 'YYYY-MM-DD HH24:MI:SS'), 15);</text:p>
      <text:p text:style-name="P3"><text:soft-page-break/>INSERT INTO GROUPE3.LESTICKETS (NOSERIE, NOSPEC, DATEREP, NOPLACE, NORANG, DATEEMISSION, NODOSSIER) VALUES(1659, 1 , TO_DATE('2017-03-01 20:30:00', 'YYYY-MM-DD HH24:MI:SS'),20 , 24, TO_DATE('2017-02-01 00:00:00', 'YYYY-MM-DD HH24:MI:SS'), 15);</text:p>
      <text:p text:style-name="P3"/>
      <text:p text:style-name="P3">INSERT INTO GROUPE3.LESTICKETS (NOSERIE, NOSPEC, DATEREP, NOPLACE, NORANG, DATEEMISSION, NODOSSIER) VALUES(166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66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66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66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66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66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66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66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66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66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67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671, 1 , TO_DATE('2017-03-01 <text:soft-page-break/>20:30:00', 'YYYY-MM-DD HH24:MI:SS'),12 , 16, TO_DATE('2017-02-01 00:00:00', 'YYYY-MM-DD HH24:MI:SS'), 15);</text:p>
      <text:p text:style-name="P3">INSERT INTO GROUPE3.LESTICKETS (NOSERIE, NOSPEC, DATEREP, NOPLACE, NORANG, DATEEMISSION, NODOSSIER) VALUES(167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67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67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67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67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67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67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679, 1 , TO_DATE('2017-03-01 20:30:00', 'YYYY-MM-DD HH24:MI:SS'),20 , 24, TO_DATE('2017-02-01 00:00:00', 'YYYY-MM-DD HH24:MI:SS'), 15);</text:p>
      <text:p text:style-name="P3"/>
      <text:p text:style-name="P3"/>
      <text:p text:style-name="P3"/>
      <text:p text:style-name="P3">INSERT INTO GROUPE3.LESTICKETS (NOSERIE, NOSPEC, DATEREP, NOPLACE, NORANG, DATEEMISSION, NODOSSIER) VALUES(168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68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68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683, 1 , TO_DATE('2017-03-01 <text:soft-page-break/>20:30:00', 'YYYY-MM-DD HH24:MI:SS'),4 , 8, TO_DATE('2017-02-01 00:00:00', 'YYYY-MM-DD HH24:MI:SS'), 15);</text:p>
      <text:p text:style-name="P3">INSERT INTO GROUPE3.LESTICKETS (NOSERIE, NOSPEC, DATEREP, NOPLACE, NORANG, DATEEMISSION, NODOSSIER) VALUES(168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68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68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68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68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68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69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69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69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69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69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69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696, 1 , TO_DATE('2017-03-01 <text:soft-page-break/>20:30:00', 'YYYY-MM-DD HH24:MI:SS'),17 , 21, TO_DATE('2017-02-01 00:00:00', 'YYYY-MM-DD HH24:MI:SS'), 15);</text:p>
      <text:p text:style-name="P3">INSERT INTO GROUPE3.LESTICKETS (NOSERIE, NOSPEC, DATEREP, NOPLACE, NORANG, DATEEMISSION, NODOSSIER) VALUES(169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69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699, 1 , TO_DATE('2017-03-01 20:30:00', 'YYYY-MM-DD HH24:MI:SS'),20 , 24, TO_DATE('2017-02-01 00:00:00', 'YYYY-MM-DD HH24:MI:SS'), 15);</text:p>
      <text:p text:style-name="P3"/>
      <text:p text:style-name="P3"/>
      <text:p text:style-name="P3">INSERT INTO GROUPE3.LESTICKETS (NOSERIE, NOSPEC, DATEREP, NOPLACE, NORANG, DATEEMISSION, NODOSSIER) VALUES(170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70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70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70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70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70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70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70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708, 1 , TO_DATE('2017-03-01 20:30:00', 'YYYY-MM-DD HH24:MI:SS'),9 , 13, TO_DATE('2017-02-01 00:00:00', 'YYYY-MM-DD HH24:MI:SS'), 15);</text:p>
      <text:p text:style-name="P3"><text:soft-page-break/>INSERT INTO GROUPE3.LESTICKETS (NOSERIE, NOSPEC, DATEREP, NOPLACE, NORANG, DATEEMISSION, NODOSSIER) VALUES(170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71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71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71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71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71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71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71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71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71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719, 1 , TO_DATE('2017-03-01 20:30:00', 'YYYY-MM-DD HH24:MI:SS'),20 , 24, TO_DATE('2017-02-01 00:00:00', 'YYYY-MM-DD HH24:MI:SS'), 15);</text:p>
      <text:p text:style-name="P3"/>
      <text:p text:style-name="P3"/>
      <text:p text:style-name="P3">INSERT INTO GROUPE3.LESTICKETS (NOSERIE, NOSPEC, DATEREP, NOPLACE, NORANG, DATEEMISSION, NODOSSIER) VALUES(172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721, 1 , TO_DATE('2017-03-01 <text:soft-page-break/>20:30:00', 'YYYY-MM-DD HH24:MI:SS'),2 , 6, TO_DATE('2017-02-01 00:00:00', 'YYYY-MM-DD HH24:MI:SS'), 15);</text:p>
      <text:p text:style-name="P3">INSERT INTO GROUPE3.LESTICKETS (NOSERIE, NOSPEC, DATEREP, NOPLACE, NORANG, DATEEMISSION, NODOSSIER) VALUES(172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72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72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72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72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72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72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72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73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73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73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73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734, 1 , TO_DATE('2017-03-01 <text:soft-page-break/>20:30:00', 'YYYY-MM-DD HH24:MI:SS'),15 , 19, TO_DATE('2017-02-01 00:00:00', 'YYYY-MM-DD HH24:MI:SS'), 15);</text:p>
      <text:p text:style-name="P3">INSERT INTO GROUPE3.LESTICKETS (NOSERIE, NOSPEC, DATEREP, NOPLACE, NORANG, DATEEMISSION, NODOSSIER) VALUES(173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73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73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73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739, 1 , TO_DATE('2017-03-01 20:30:00', 'YYYY-MM-DD HH24:MI:SS'),20 , 24, TO_DATE('2017-02-01 00:00:00', 'YYYY-MM-DD HH24:MI:SS'), 15);</text:p>
      <text:p text:style-name="P3"/>
      <text:p text:style-name="P3"/>
      <text:p text:style-name="P3"/>
      <text:p text:style-name="P3">INSERT INTO GROUPE3.LESTICKETS (NOSERIE, NOSPEC, DATEREP, NOPLACE, NORANG, DATEEMISSION, NODOSSIER) VALUES(174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74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74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74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74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74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746, 1 , TO_DATE('2017-03-01 <text:soft-page-break/>20:30:00', 'YYYY-MM-DD HH24:MI:SS'),7 , 11, TO_DATE('2017-02-01 00:00:00', 'YYYY-MM-DD HH24:MI:SS'), 15);</text:p>
      <text:p text:style-name="P3">INSERT INTO GROUPE3.LESTICKETS (NOSERIE, NOSPEC, DATEREP, NOPLACE, NORANG, DATEEMISSION, NODOSSIER) VALUES(174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74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74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75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75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75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75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75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75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75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75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75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759, 1 , TO_DATE('2017-03-01 <text:soft-page-break/>20:30:00', 'YYYY-MM-DD HH24:MI:SS'),20 , 24, TO_DATE('2017-02-01 00:00:00', 'YYYY-MM-DD HH24:MI:SS'), 15);</text:p>
      <text:p text:style-name="P3"/>
      <text:p text:style-name="P3"/>
      <text:p text:style-name="P3">INSERT INTO GROUPE3.LESTICKETS (NOSERIE, NOSPEC, DATEREP, NOPLACE, NORANG, DATEEMISSION, NODOSSIER) VALUES(176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76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76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76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764, 1 , TO_DATE('2017-03-01 20:30:00', 'YYYY-MM-DD HH24:MI:SS'),5 , 9, TO_DATE('2017-02-01 00:00:00', 'YYYY-MM-DD HH24:MI:SS'), 15);</text:p>
      <text:p text:style-name="P3">INSERT INTO GROUPE3.LESTICKETS (NOSERIE, NOSPEC, DATEREP, NOPLACE, NORANG, DATEEMISSION, NODOSSIER) VALUES(176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76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76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76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76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77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771, 1 , TO_DATE('2017-03-01 20:30:00', 'YYYY-MM-DD HH24:MI:SS'),12 , 16, TO_DATE('2017-02-01 00:00:00', 'YYYY-MM-DD HH24:MI:SS'), 15);</text:p>
      <text:p text:style-name="P3"><text:soft-page-break/>INSERT INTO GROUPE3.LESTICKETS (NOSERIE, NOSPEC, DATEREP, NOPLACE, NORANG, DATEEMISSION, NODOSSIER) VALUES(177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77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77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77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77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777, 1 , TO_DATE('2017-03-01 20:30:00', 'YYYY-MM-DD HH24:MI:SS'),18 , 22, TO_DATE('2017-02-01 00:00:00', 'YYYY-MM-DD HH24:MI:SS'), 15);</text:p>
      <text:p text:style-name="P3">INSERT INTO GROUPE3.LESTICKETS (NOSERIE, NOSPEC, DATEREP, NOPLACE, NORANG, DATEEMISSION, NODOSSIER) VALUES(177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779, 1 , TO_DATE('2017-03-01 20:30:00', 'YYYY-MM-DD HH24:MI:SS'),20 , 24, TO_DATE('2017-02-01 00:00:00', 'YYYY-MM-DD HH24:MI:SS'), 15);</text:p>
      <text:p text:style-name="P3"/>
      <text:p text:style-name="P3">INSERT INTO GROUPE3.LESTICKETS (NOSERIE, NOSPEC, DATEREP, NOPLACE, NORANG, DATEEMISSION, NODOSSIER) VALUES(1780, 1 , TO_DATE('2017-03-01 20:30:00', 'YYYY-MM-DD HH24:MI:SS'),1 , 5, TO_DATE('2017-02-01 00:00:00', 'YYYY-MM-DD HH24:MI:SS'), 15);</text:p>
      <text:p text:style-name="P3">INSERT INTO GROUPE3.LESTICKETS (NOSERIE, NOSPEC, DATEREP, NOPLACE, NORANG, DATEEMISSION, NODOSSIER) VALUES(1781, 1 , TO_DATE('2017-03-01 20:30:00', 'YYYY-MM-DD HH24:MI:SS'),2 , 6, TO_DATE('2017-02-01 00:00:00', 'YYYY-MM-DD HH24:MI:SS'), 15);</text:p>
      <text:p text:style-name="P3">INSERT INTO GROUPE3.LESTICKETS (NOSERIE, NOSPEC, DATEREP, NOPLACE, NORANG, DATEEMISSION, NODOSSIER) VALUES(1782, 1 , TO_DATE('2017-03-01 20:30:00', 'YYYY-MM-DD HH24:MI:SS'),3 , 7, TO_DATE('2017-02-01 00:00:00', 'YYYY-MM-DD HH24:MI:SS'), 15);</text:p>
      <text:p text:style-name="P3">INSERT INTO GROUPE3.LESTICKETS (NOSERIE, NOSPEC, DATEREP, NOPLACE, NORANG, DATEEMISSION, NODOSSIER) VALUES(1783, 1 , TO_DATE('2017-03-01 20:30:00', 'YYYY-MM-DD HH24:MI:SS'),4 , 8, TO_DATE('2017-02-01 00:00:00', 'YYYY-MM-DD HH24:MI:SS'), 15);</text:p>
      <text:p text:style-name="P3">INSERT INTO GROUPE3.LESTICKETS (NOSERIE, NOSPEC, DATEREP, NOPLACE, NORANG, DATEEMISSION, NODOSSIER) VALUES(1784, 1 , TO_DATE('2017-03-01 <text:soft-page-break/>20:30:00', 'YYYY-MM-DD HH24:MI:SS'),5 , 9, TO_DATE('2017-02-01 00:00:00', 'YYYY-MM-DD HH24:MI:SS'), 15);</text:p>
      <text:p text:style-name="P3">INSERT INTO GROUPE3.LESTICKETS (NOSERIE, NOSPEC, DATEREP, NOPLACE, NORANG, DATEEMISSION, NODOSSIER) VALUES(1785, 1 , TO_DATE('2017-03-01 20:30:00', 'YYYY-MM-DD HH24:MI:SS'),6 , 10, TO_DATE('2017-02-01 00:00:00', 'YYYY-MM-DD HH24:MI:SS'), 15);</text:p>
      <text:p text:style-name="P3">INSERT INTO GROUPE3.LESTICKETS (NOSERIE, NOSPEC, DATEREP, NOPLACE, NORANG, DATEEMISSION, NODOSSIER) VALUES(1786, 1 , TO_DATE('2017-03-01 20:30:00', 'YYYY-MM-DD HH24:MI:SS'),7 , 11, TO_DATE('2017-02-01 00:00:00', 'YYYY-MM-DD HH24:MI:SS'), 15);</text:p>
      <text:p text:style-name="P3">INSERT INTO GROUPE3.LESTICKETS (NOSERIE, NOSPEC, DATEREP, NOPLACE, NORANG, DATEEMISSION, NODOSSIER) VALUES(1787, 1 , TO_DATE('2017-03-01 20:30:00', 'YYYY-MM-DD HH24:MI:SS'),8 , 12, TO_DATE('2017-02-01 00:00:00', 'YYYY-MM-DD HH24:MI:SS'), 15);</text:p>
      <text:p text:style-name="P3">INSERT INTO GROUPE3.LESTICKETS (NOSERIE, NOSPEC, DATEREP, NOPLACE, NORANG, DATEEMISSION, NODOSSIER) VALUES(1788, 1 , TO_DATE('2017-03-01 20:30:00', 'YYYY-MM-DD HH24:MI:SS'),9 , 13, TO_DATE('2017-02-01 00:00:00', 'YYYY-MM-DD HH24:MI:SS'), 15);</text:p>
      <text:p text:style-name="P3">INSERT INTO GROUPE3.LESTICKETS (NOSERIE, NOSPEC, DATEREP, NOPLACE, NORANG, DATEEMISSION, NODOSSIER) VALUES(1789, 1 , TO_DATE('2017-03-01 20:30:00', 'YYYY-MM-DD HH24:MI:SS'),10 , 14, TO_DATE('2017-02-01 00:00:00', 'YYYY-MM-DD HH24:MI:SS'), 15);</text:p>
      <text:p text:style-name="P3">INSERT INTO GROUPE3.LESTICKETS (NOSERIE, NOSPEC, DATEREP, NOPLACE, NORANG, DATEEMISSION, NODOSSIER) VALUES(1790, 1 , TO_DATE('2017-03-01 20:30:00', 'YYYY-MM-DD HH24:MI:SS'),11 , 15, TO_DATE('2017-02-01 00:00:00', 'YYYY-MM-DD HH24:MI:SS'), 15);</text:p>
      <text:p text:style-name="P3">INSERT INTO GROUPE3.LESTICKETS (NOSERIE, NOSPEC, DATEREP, NOPLACE, NORANG, DATEEMISSION, NODOSSIER) VALUES(1791, 1 , TO_DATE('2017-03-01 20:30:00', 'YYYY-MM-DD HH24:MI:SS'),12 , 16, TO_DATE('2017-02-01 00:00:00', 'YYYY-MM-DD HH24:MI:SS'), 15);</text:p>
      <text:p text:style-name="P3">INSERT INTO GROUPE3.LESTICKETS (NOSERIE, NOSPEC, DATEREP, NOPLACE, NORANG, DATEEMISSION, NODOSSIER) VALUES(1792, 1 , TO_DATE('2017-03-01 20:30:00', 'YYYY-MM-DD HH24:MI:SS'),13 , 17, TO_DATE('2017-02-01 00:00:00', 'YYYY-MM-DD HH24:MI:SS'), 15);</text:p>
      <text:p text:style-name="P3">INSERT INTO GROUPE3.LESTICKETS (NOSERIE, NOSPEC, DATEREP, NOPLACE, NORANG, DATEEMISSION, NODOSSIER) VALUES(1793, 1 , TO_DATE('2017-03-01 20:30:00', 'YYYY-MM-DD HH24:MI:SS'),14 , 18, TO_DATE('2017-02-01 00:00:00', 'YYYY-MM-DD HH24:MI:SS'), 15);</text:p>
      <text:p text:style-name="P3">INSERT INTO GROUPE3.LESTICKETS (NOSERIE, NOSPEC, DATEREP, NOPLACE, NORANG, DATEEMISSION, NODOSSIER) VALUES(1794, 1 , TO_DATE('2017-03-01 20:30:00', 'YYYY-MM-DD HH24:MI:SS'),15 , 19, TO_DATE('2017-02-01 00:00:00', 'YYYY-MM-DD HH24:MI:SS'), 15);</text:p>
      <text:p text:style-name="P3">INSERT INTO GROUPE3.LESTICKETS (NOSERIE, NOSPEC, DATEREP, NOPLACE, NORANG, DATEEMISSION, NODOSSIER) VALUES(1795, 1 , TO_DATE('2017-03-01 20:30:00', 'YYYY-MM-DD HH24:MI:SS'),16 , 20, TO_DATE('2017-02-01 00:00:00', 'YYYY-MM-DD HH24:MI:SS'), 15);</text:p>
      <text:p text:style-name="P3">INSERT INTO GROUPE3.LESTICKETS (NOSERIE, NOSPEC, DATEREP, NOPLACE, NORANG, DATEEMISSION, NODOSSIER) VALUES(1796, 1 , TO_DATE('2017-03-01 20:30:00', 'YYYY-MM-DD HH24:MI:SS'),17 , 21, TO_DATE('2017-02-01 00:00:00', 'YYYY-MM-DD HH24:MI:SS'), 15);</text:p>
      <text:p text:style-name="P3">INSERT INTO GROUPE3.LESTICKETS (NOSERIE, NOSPEC, DATEREP, NOPLACE, NORANG, DATEEMISSION, NODOSSIER) VALUES(1797, 1 , TO_DATE('2017-03-01 <text:soft-page-break/>20:30:00', 'YYYY-MM-DD HH24:MI:SS'),18 , 22, TO_DATE('2017-02-01 00:00:00', 'YYYY-MM-DD HH24:MI:SS'), 15);</text:p>
      <text:p text:style-name="P3">INSERT INTO GROUPE3.LESTICKETS (NOSERIE, NOSPEC, DATEREP, NOPLACE, NORANG, DATEEMISSION, NODOSSIER) VALUES(1798, 1 , TO_DATE('2017-03-01 20:30:00', 'YYYY-MM-DD HH24:MI:SS'),19 , 23, TO_DATE('2017-02-01 00:00:00', 'YYYY-MM-DD HH24:MI:SS'), 15);</text:p>
      <text:p text:style-name="P3">INSERT INTO GROUPE3.LESTICKETS (NOSERIE, NOSPEC, DATEREP, NOPLACE, NORANG, DATEEMISSION, NODOSSIER) VALUES(1799, 1 , TO_DATE('2017-03-01 20:30:00', 'YYYY-MM-DD HH24:MI:SS'),20 , 24, TO_DATE('2017-02-01 00:00:00', 'YYYY-MM-DD HH24:MI:SS'), 15);</text:p>
      <text:p text:style-name="P3"/>
      <text:p text:style-name="P4">INSERT INTO GROUPE3.LESTICKETS (NOSERIE, NOSPEC, DATEREP, NOPLACE, NORANG, DATEEMISSION, NODOSSIER) VALUES(180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80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80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80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80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80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80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80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80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809, 1 , TO_DATE('2017-03-01 20:30:00', 'YYYY-MM-DD HH24:MI:SS'),10 , 14, TO_DATE('2017-02-01 00:00:00', 'YYYY-MM-DD HH24:MI:SS'), 15);</text:p>
      <text:p text:style-name="P4"><text:soft-page-break/>INSERT INTO GROUPE3.LESTICKETS (NOSERIE, NOSPEC, DATEREP, NOPLACE, NORANG, DATEEMISSION, NODOSSIER) VALUES(181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81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81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81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81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81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81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81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81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819, 1 , TO_DATE('2017-03-01 20:30:00', 'YYYY-MM-DD HH24:MI:SS'),20 , 24, TO_DATE('2017-02-01 00:00:00', 'YYYY-MM-DD HH24:MI:SS'), 15);</text:p>
      <text:p text:style-name="P4"/>
      <text:p text:style-name="P4">INSERT INTO GROUPE3.LESTICKETS (NOSERIE, NOSPEC, DATEREP, NOPLACE, NORANG, DATEEMISSION, NODOSSIER) VALUES(182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82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822, 1 , TO_DATE('2017-03-01 <text:soft-page-break/>20:30:00', 'YYYY-MM-DD HH24:MI:SS'),3 , 7, TO_DATE('2017-02-01 00:00:00', 'YYYY-MM-DD HH24:MI:SS'), 15);</text:p>
      <text:p text:style-name="P4">INSERT INTO GROUPE3.LESTICKETS (NOSERIE, NOSPEC, DATEREP, NOPLACE, NORANG, DATEEMISSION, NODOSSIER) VALUES(182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82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82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82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82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82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82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83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83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83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83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83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835, 1 , TO_DATE('2017-03-01 <text:soft-page-break/>20:30:00', 'YYYY-MM-DD HH24:MI:SS'),16 , 20, TO_DATE('2017-02-01 00:00:00', 'YYYY-MM-DD HH24:MI:SS'), 15);</text:p>
      <text:p text:style-name="P4">INSERT INTO GROUPE3.LESTICKETS (NOSERIE, NOSPEC, DATEREP, NOPLACE, NORANG, DATEEMISSION, NODOSSIER) VALUES(183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83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83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839, 1 , TO_DATE('2017-03-01 20:30:00', 'YYYY-MM-DD HH24:MI:SS'),20 , 24, TO_DATE('2017-02-01 00:00:00', 'YYYY-MM-DD HH24:MI:SS'), 15);</text:p>
      <text:p text:style-name="P4"/>
      <text:p text:style-name="P4">INSERT INTO GROUPE3.LESTICKETS (NOSERIE, NOSPEC, DATEREP, NOPLACE, NORANG, DATEEMISSION, NODOSSIER) VALUES(184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84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84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84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84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84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84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847, 1 , TO_DATE('2017-03-01 20:30:00', 'YYYY-MM-DD HH24:MI:SS'),8 , 12, TO_DATE('2017-02-01 00:00:00', 'YYYY-MM-DD HH24:MI:SS'), 15);</text:p>
      <text:p text:style-name="P4"><text:soft-page-break/>INSERT INTO GROUPE3.LESTICKETS (NOSERIE, NOSPEC, DATEREP, NOPLACE, NORANG, DATEEMISSION, NODOSSIER) VALUES(184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84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85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85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85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85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85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85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85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85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85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859, 1 , TO_DATE('2017-03-01 20:30:00', 'YYYY-MM-DD HH24:MI:SS'),20 , 24, TO_DATE('2017-02-01 00:00:00', 'YYYY-MM-DD HH24:MI:SS'), 15);</text:p>
      <text:p text:style-name="P4"/>
      <text:p text:style-name="P4"/>
      <text:p text:style-name="P4">INSERT INTO GROUPE3.LESTICKETS (NOSERIE, NOSPEC, DATEREP, NOPLACE, NORANG, DATEEMISSION, NODOSSIER) VALUES(1860, 1 , TO_DATE('2017-03-01 <text:soft-page-break/>20:30:00', 'YYYY-MM-DD HH24:MI:SS'),1 , 5, TO_DATE('2017-02-01 00:00:00', 'YYYY-MM-DD HH24:MI:SS'), 15);</text:p>
      <text:p text:style-name="P4">INSERT INTO GROUPE3.LESTICKETS (NOSERIE, NOSPEC, DATEREP, NOPLACE, NORANG, DATEEMISSION, NODOSSIER) VALUES(186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86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86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86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86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86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86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86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86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87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87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87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873, 1 , TO_DATE('2017-03-01 <text:soft-page-break/>20:30:00', 'YYYY-MM-DD HH24:MI:SS'),14 , 18, TO_DATE('2017-02-01 00:00:00', 'YYYY-MM-DD HH24:MI:SS'), 15);</text:p>
      <text:p text:style-name="P4">INSERT INTO GROUPE3.LESTICKETS (NOSERIE, NOSPEC, DATEREP, NOPLACE, NORANG, DATEEMISSION, NODOSSIER) VALUES(187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87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87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87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87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879, 1 , TO_DATE('2017-03-01 20:30:00', 'YYYY-MM-DD HH24:MI:SS'),20 , 24, TO_DATE('2017-02-01 00:00:00', 'YYYY-MM-DD HH24:MI:SS'), 15);</text:p>
      <text:p text:style-name="P4"/>
      <text:p text:style-name="P4">INSERT INTO GROUPE3.LESTICKETS (NOSERIE, NOSPEC, DATEREP, NOPLACE, NORANG, DATEEMISSION, NODOSSIER) VALUES(188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88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88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88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88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885, 1 , TO_DATE('2017-03-01 20:30:00', 'YYYY-MM-DD HH24:MI:SS'),6 , 10, TO_DATE('2017-02-01 00:00:00', 'YYYY-MM-DD HH24:MI:SS'), 15);</text:p>
      <text:p text:style-name="P4"><text:soft-page-break/>INSERT INTO GROUPE3.LESTICKETS (NOSERIE, NOSPEC, DATEREP, NOPLACE, NORANG, DATEEMISSION, NODOSSIER) VALUES(188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88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88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88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89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89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89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89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89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89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89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89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898, 1 , TO_DATE('2017-03-01 20:30:00', 'YYYY-MM-DD HH24:MI:SS'),19 , 23, TO_DATE('2017-02-01 00:00:00', 'YYYY-MM-DD HH24:MI:SS'), 15);</text:p>
      <text:p text:style-name="P4"><text:soft-page-break/>INSERT INTO GROUPE3.LESTICKETS (NOSERIE, NOSPEC, DATEREP, NOPLACE, NORANG, DATEEMISSION, NODOSSIER) VALUES(1899, 1 , TO_DATE('2017-03-01 20:30:00', 'YYYY-MM-DD HH24:MI:SS'),20 , 24, TO_DATE('2017-02-01 00:00:00', 'YYYY-MM-DD HH24:MI:SS'), 15);</text:p>
      <text:p text:style-name="P4"/>
      <text:p text:style-name="P4"/>
      <text:p text:style-name="P4">INSERT INTO GROUPE3.LESTICKETS (NOSERIE, NOSPEC, DATEREP, NOPLACE, NORANG, DATEEMISSION, NODOSSIER) VALUES(190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90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90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90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90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90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90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90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90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90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91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911, 1 , TO_DATE('2017-03-01 <text:soft-page-break/>20:30:00', 'YYYY-MM-DD HH24:MI:SS'),12 , 16, TO_DATE('2017-02-01 00:00:00', 'YYYY-MM-DD HH24:MI:SS'), 15);</text:p>
      <text:p text:style-name="P4">INSERT INTO GROUPE3.LESTICKETS (NOSERIE, NOSPEC, DATEREP, NOPLACE, NORANG, DATEEMISSION, NODOSSIER) VALUES(191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91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91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91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91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91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91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919, 1 , TO_DATE('2017-03-01 20:30:00', 'YYYY-MM-DD HH24:MI:SS'),20 , 24, TO_DATE('2017-02-01 00:00:00', 'YYYY-MM-DD HH24:MI:SS'), 15);</text:p>
      <text:p text:style-name="P4"/>
      <text:p text:style-name="P4"/>
      <text:p text:style-name="P4">INSERT INTO GROUPE3.LESTICKETS (NOSERIE, NOSPEC, DATEREP, NOPLACE, NORANG, DATEEMISSION, NODOSSIER) VALUES(192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92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92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923, 1 , TO_DATE('2017-03-01 20:30:00', 'YYYY-MM-DD HH24:MI:SS'),4 , 8, TO_DATE('2017-02-01 00:00:00', 'YYYY-MM-DD HH24:MI:SS'), 15);</text:p>
      <text:p text:style-name="P4"><text:soft-page-break/>INSERT INTO GROUPE3.LESTICKETS (NOSERIE, NOSPEC, DATEREP, NOPLACE, NORANG, DATEEMISSION, NODOSSIER) VALUES(192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92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92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92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92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92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93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93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93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93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93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93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936, 1 , TO_DATE('2017-03-01 20:30:00', 'YYYY-MM-DD HH24:MI:SS'),17 , 21, TO_DATE('2017-02-01 00:00:00', 'YYYY-MM-DD HH24:MI:SS'), 15);</text:p>
      <text:p text:style-name="P4"><text:soft-page-break/>INSERT INTO GROUPE3.LESTICKETS (NOSERIE, NOSPEC, DATEREP, NOPLACE, NORANG, DATEEMISSION, NODOSSIER) VALUES(193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93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939, 1 , TO_DATE('2017-03-01 20:30:00', 'YYYY-MM-DD HH24:MI:SS'),20 , 24, TO_DATE('2017-02-01 00:00:00', 'YYYY-MM-DD HH24:MI:SS'), 15);</text:p>
      <text:p text:style-name="P4"/>
      <text:p text:style-name="P4">INSERT INTO GROUPE3.LESTICKETS (NOSERIE, NOSPEC, DATEREP, NOPLACE, NORANG, DATEEMISSION, NODOSSIER) VALUES(194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941, 1 , TO_DATE('2017-03-01 20:30:00', 'YYYY-MM-DD HH24:MI:SS'),2 , 6, TO_DATE('2017-02-01 00:00:00', 'YYYY-MM-DD HH24:MI:SS'), 15);</text:p>
      <text:p text:style-name="P4">INSERT INTO GROUPE3.LESTICKETS (NOSERIE, NOSPEC, DATEREP, NOPLACE, NORANG, DATEEMISSION, NODOSSIER) VALUES(194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94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94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94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94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94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94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949, 1 , TO_DATE('2017-03-01 <text:soft-page-break/>20:30:00', 'YYYY-MM-DD HH24:MI:SS'),10 , 14, TO_DATE('2017-02-01 00:00:00', 'YYYY-MM-DD HH24:MI:SS'), 15);</text:p>
      <text:p text:style-name="P4">INSERT INTO GROUPE3.LESTICKETS (NOSERIE, NOSPEC, DATEREP, NOPLACE, NORANG, DATEEMISSION, NODOSSIER) VALUES(195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95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95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95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954, 1 , TO_DATE('2017-03-01 20:30:00', 'YYYY-MM-DD HH24:MI:SS'),15 , 19, TO_DATE('2017-02-01 00:00:00', 'YYYY-MM-DD HH24:MI:SS'), 15);</text:p>
      <text:p text:style-name="P4">INSERT INTO GROUPE3.LESTICKETS (NOSERIE, NOSPEC, DATEREP, NOPLACE, NORANG, DATEEMISSION, NODOSSIER) VALUES(1955, 1 , TO_DATE('2017-03-01 20:30:00', 'YYYY-MM-DD HH24:MI:SS'),16 , 20, TO_DATE('2017-02-01 00:00:00', 'YYYY-MM-DD HH24:MI:SS'), 15);</text:p>
      <text:p text:style-name="P4">INSERT INTO GROUPE3.LESTICKETS (NOSERIE, NOSPEC, DATEREP, NOPLACE, NORANG, DATEEMISSION, NODOSSIER) VALUES(1956, 1 , TO_DATE('2017-03-01 20:30:00', 'YYYY-MM-DD HH24:MI:SS'),17 , 21, TO_DATE('2017-02-01 00:00:00', 'YYYY-MM-DD HH24:MI:SS'), 15);</text:p>
      <text:p text:style-name="P4">INSERT INTO GROUPE3.LESTICKETS (NOSERIE, NOSPEC, DATEREP, NOPLACE, NORANG, DATEEMISSION, NODOSSIER) VALUES(1957, 1 , TO_DATE('2017-03-01 20:30:00', 'YYYY-MM-DD HH24:MI:SS'),18 , 22, TO_DATE('2017-02-01 00:00:00', 'YYYY-MM-DD HH24:MI:SS'), 15);</text:p>
      <text:p text:style-name="P4">INSERT INTO GROUPE3.LESTICKETS (NOSERIE, NOSPEC, DATEREP, NOPLACE, NORANG, DATEEMISSION, NODOSSIER) VALUES(1958, 1 , TO_DATE('2017-03-01 20:30:00', 'YYYY-MM-DD HH24:MI:SS'),19 , 23, TO_DATE('2017-02-01 00:00:00', 'YYYY-MM-DD HH24:MI:SS'), 15);</text:p>
      <text:p text:style-name="P4">INSERT INTO GROUPE3.LESTICKETS (NOSERIE, NOSPEC, DATEREP, NOPLACE, NORANG, DATEEMISSION, NODOSSIER) VALUES(1959, 1 , TO_DATE('2017-03-01 20:30:00', 'YYYY-MM-DD HH24:MI:SS'),20 , 24, TO_DATE('2017-02-01 00:00:00', 'YYYY-MM-DD HH24:MI:SS'), 15);</text:p>
      <text:p text:style-name="P4"/>
      <text:p text:style-name="P4">INSERT INTO GROUPE3.LESTICKETS (NOSERIE, NOSPEC, DATEREP, NOPLACE, NORANG, DATEEMISSION, NODOSSIER) VALUES(1960, 1 , TO_DATE('2017-03-01 20:30:00', 'YYYY-MM-DD HH24:MI:SS'),1 , 5, TO_DATE('2017-02-01 00:00:00', 'YYYY-MM-DD HH24:MI:SS'), 15);</text:p>
      <text:p text:style-name="P4">INSERT INTO GROUPE3.LESTICKETS (NOSERIE, NOSPEC, DATEREP, NOPLACE, NORANG, DATEEMISSION, NODOSSIER) VALUES(1961, 1 , TO_DATE('2017-03-01 20:30:00', 'YYYY-MM-DD HH24:MI:SS'),2 , 6, TO_DATE('2017-02-01 00:00:00', 'YYYY-MM-DD HH24:MI:SS'), 15);</text:p>
      <text:p text:style-name="P4"><text:soft-page-break/>INSERT INTO GROUPE3.LESTICKETS (NOSERIE, NOSPEC, DATEREP, NOPLACE, NORANG, DATEEMISSION, NODOSSIER) VALUES(1962, 1 , TO_DATE('2017-03-01 20:30:00', 'YYYY-MM-DD HH24:MI:SS'),3 , 7, TO_DATE('2017-02-01 00:00:00', 'YYYY-MM-DD HH24:MI:SS'), 15);</text:p>
      <text:p text:style-name="P4">INSERT INTO GROUPE3.LESTICKETS (NOSERIE, NOSPEC, DATEREP, NOPLACE, NORANG, DATEEMISSION, NODOSSIER) VALUES(1963, 1 , TO_DATE('2017-03-01 20:30:00', 'YYYY-MM-DD HH24:MI:SS'),4 , 8, TO_DATE('2017-02-01 00:00:00', 'YYYY-MM-DD HH24:MI:SS'), 15);</text:p>
      <text:p text:style-name="P4">INSERT INTO GROUPE3.LESTICKETS (NOSERIE, NOSPEC, DATEREP, NOPLACE, NORANG, DATEEMISSION, NODOSSIER) VALUES(1964, 1 , TO_DATE('2017-03-01 20:30:00', 'YYYY-MM-DD HH24:MI:SS'),5 , 9, TO_DATE('2017-02-01 00:00:00', 'YYYY-MM-DD HH24:MI:SS'), 15);</text:p>
      <text:p text:style-name="P4">INSERT INTO GROUPE3.LESTICKETS (NOSERIE, NOSPEC, DATEREP, NOPLACE, NORANG, DATEEMISSION, NODOSSIER) VALUES(1965, 1 , TO_DATE('2017-03-01 20:30:00', 'YYYY-MM-DD HH24:MI:SS'),6 , 10, TO_DATE('2017-02-01 00:00:00', 'YYYY-MM-DD HH24:MI:SS'), 15);</text:p>
      <text:p text:style-name="P4">INSERT INTO GROUPE3.LESTICKETS (NOSERIE, NOSPEC, DATEREP, NOPLACE, NORANG, DATEEMISSION, NODOSSIER) VALUES(1966, 1 , TO_DATE('2017-03-01 20:30:00', 'YYYY-MM-DD HH24:MI:SS'),7 , 11, TO_DATE('2017-02-01 00:00:00', 'YYYY-MM-DD HH24:MI:SS'), 15);</text:p>
      <text:p text:style-name="P4">INSERT INTO GROUPE3.LESTICKETS (NOSERIE, NOSPEC, DATEREP, NOPLACE, NORANG, DATEEMISSION, NODOSSIER) VALUES(1967, 1 , TO_DATE('2017-03-01 20:30:00', 'YYYY-MM-DD HH24:MI:SS'),8 , 12, TO_DATE('2017-02-01 00:00:00', 'YYYY-MM-DD HH24:MI:SS'), 15);</text:p>
      <text:p text:style-name="P4">INSERT INTO GROUPE3.LESTICKETS (NOSERIE, NOSPEC, DATEREP, NOPLACE, NORANG, DATEEMISSION, NODOSSIER) VALUES(1968, 1 , TO_DATE('2017-03-01 20:30:00', 'YYYY-MM-DD HH24:MI:SS'),9 , 13, TO_DATE('2017-02-01 00:00:00', 'YYYY-MM-DD HH24:MI:SS'), 15);</text:p>
      <text:p text:style-name="P4">INSERT INTO GROUPE3.LESTICKETS (NOSERIE, NOSPEC, DATEREP, NOPLACE, NORANG, DATEEMISSION, NODOSSIER) VALUES(1969, 1 , TO_DATE('2017-03-01 20:30:00', 'YYYY-MM-DD HH24:MI:SS'),10 , 14, TO_DATE('2017-02-01 00:00:00', 'YYYY-MM-DD HH24:MI:SS'), 15);</text:p>
      <text:p text:style-name="P4">INSERT INTO GROUPE3.LESTICKETS (NOSERIE, NOSPEC, DATEREP, NOPLACE, NORANG, DATEEMISSION, NODOSSIER) VALUES(1970, 1 , TO_DATE('2017-03-01 20:30:00', 'YYYY-MM-DD HH24:MI:SS'),11 , 15, TO_DATE('2017-02-01 00:00:00', 'YYYY-MM-DD HH24:MI:SS'), 15);</text:p>
      <text:p text:style-name="P4">INSERT INTO GROUPE3.LESTICKETS (NOSERIE, NOSPEC, DATEREP, NOPLACE, NORANG, DATEEMISSION, NODOSSIER) VALUES(1971, 1 , TO_DATE('2017-03-01 20:30:00', 'YYYY-MM-DD HH24:MI:SS'),12 , 16, TO_DATE('2017-02-01 00:00:00', 'YYYY-MM-DD HH24:MI:SS'), 15);</text:p>
      <text:p text:style-name="P4">INSERT INTO GROUPE3.LESTICKETS (NOSERIE, NOSPEC, DATEREP, NOPLACE, NORANG, DATEEMISSION, NODOSSIER) VALUES(1972, 1 , TO_DATE('2017-03-01 20:30:00', 'YYYY-MM-DD HH24:MI:SS'),13 , 17, TO_DATE('2017-02-01 00:00:00', 'YYYY-MM-DD HH24:MI:SS'), 15);</text:p>
      <text:p text:style-name="P4">INSERT INTO GROUPE3.LESTICKETS (NOSERIE, NOSPEC, DATEREP, NOPLACE, NORANG, DATEEMISSION, NODOSSIER) VALUES(1973, 1 , TO_DATE('2017-03-01 20:30:00', 'YYYY-MM-DD HH24:MI:SS'),14 , 18, TO_DATE('2017-02-01 00:00:00', 'YYYY-MM-DD HH24:MI:SS'), 15);</text:p>
      <text:p text:style-name="P4">INSERT INTO GROUPE3.LESTICKETS (NOSERIE, NOSPEC, DATEREP, NOPLACE, NORANG, DATEEMISSION, NODOSSIER) VALUES(1974, 1 , TO_DATE('2017-03-01 20:30:00', 'YYYY-MM-DD HH24:MI:SS'),15 , 19, TO_DATE('2017-02-01 00:00:00', 'YYYY-MM-DD HH24:MI:SS'), 1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15:59.819107938</meta:creation-date>
    <dc:date>2017-03-09T17:51:53.135625998</dc:date>
    <meta:editing-duration>PT5M12S</meta:editing-duration>
    <meta:editing-cycles>1</meta:editing-cycles>
    <meta:document-statistic meta:table-count="0" meta:image-count="0" meta:object-count="0" meta:page-count="77" meta:paragraph-count="975" meta:word-count="23400" meta:character-count="236239" meta:non-whitespace-character-count="213814"/>
    <meta:generator>LibreOffice/5.1.6.2$Linux_X86_64 LibreOffice_project/10m0$Build-2</meta:generator>
  </office:meta>
</office:document-meta>
</file>